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top="0cm" style:writing-mode="lr-tb"/>
    </style:style>
    <style:style style:name="T1_1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15%" fo:margin-top="0cm" style:writing-mode="lr-tb"/>
    </style:style>
    <style:style style:name="P3" style:family="paragraph" style:parent-style-name="Standard">
      <style:paragraph-properties fo:break-before="auto" fo:text-indent="0cm" fo:line-height="115%" fo:margin-top="0cm" style:writing-mode="lr-tb"/>
    </style:style>
    <style:style style:name="T3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4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5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6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7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8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9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0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4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5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6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7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8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8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8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8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8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8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_18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break-before="auto" fo:text-indent="0cm" fo:line-height="115%" fo:margin-top="0cm" style:writing-mode="lr-tb"/>
    </style:style>
    <style:style style:name="P5" style:family="paragraph" style:parent-style-name="Standard">
      <style:paragraph-properties fo:break-before="auto" fo:text-indent="0cm" fo:line-height="115%" fo:margin-top="0cm" style:writing-mode="lr-tb"/>
    </style:style>
    <style:style style:name="T5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6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7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8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9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10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1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1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text-indent="0cm" fo:line-height="115%" fo:margin-top="0cm" style:writing-mode="lr-tb"/>
    </style:style>
    <style:style style:name="P14" style:family="paragraph" style:parent-style-name="Standard">
      <style:paragraph-properties fo:break-before="auto" fo:text-indent="0cm" fo:line-height="115%" fo:margin-top="0cm" style:writing-mode="lr-tb"/>
    </style:style>
    <style:style style:name="P15" style:family="paragraph" style:parent-style-name="Standard">
      <style:paragraph-properties fo:break-before="auto" fo:text-indent="0cm" fo:line-height="115%" fo:margin-top="0cm" style:writing-mode="lr-tb"/>
    </style:style>
    <style:style style:name="T15_1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_2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_3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_4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_5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_6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_7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_8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_9" style:family="text">
      <style:text-properties fo:color="#222222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top="0cm" style:writing-mode="lr-tb"/>
    </style:style>
    <style:style style:name="P17" style:family="paragraph" style:parent-style-name="Standard">
      <style:paragraph-properties fo:break-before="auto" fo:text-indent="0cm" fo:line-height="115%" fo:margin-top="0cm" style:writing-mode="lr-tb"/>
    </style:style>
    <style:style style:name="T17_1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7_2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7_3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15%" fo:margin-top="0cm" style:writing-mode="lr-tb"/>
    </style:style>
    <style:style style:name="P19" style:family="paragraph" style:parent-style-name="Standard">
      <style:paragraph-properties fo:break-before="auto" fo:text-indent="0cm" fo:line-height="115%" fo:margin-top="0cm" style:writing-mode="lr-tb"/>
    </style:style>
    <style:style style:name="T19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9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9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9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9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top="0cm" style:writing-mode="lr-tb"/>
    </style:style>
    <style:style style:name="P21" style:family="paragraph" style:parent-style-name="Standard">
      <style:paragraph-properties fo:break-before="auto" fo:text-indent="0cm" fo:line-height="115%" fo:margin-top="0cm" style:writing-mode="lr-tb"/>
    </style:style>
    <style:style style:name="T21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2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3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24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25" style:family="paragraph" style:parent-style-name="Standard">
      <style:paragraph-properties fo:break-before="auto" fo:text-indent="0cm" fo:line-height="115%" fo:margin-top="0cm" style:writing-mode="lr-tb"/>
    </style:style>
    <style:style style:name="P26" style:family="paragraph" style:parent-style-name="Standard">
      <style:paragraph-properties fo:break-before="auto" fo:text-indent="0cm" fo:line-height="115%" fo:margin-top="0cm" style:writing-mode="lr-tb"/>
    </style:style>
    <style:style style:name="P27" style:family="paragraph" style:parent-style-name="Standard">
      <style:paragraph-properties fo:break-before="auto" fo:text-indent="0cm" fo:line-height="115%" fo:margin-top="0cm" style:writing-mode="lr-tb"/>
    </style:style>
    <style:style style:name="P28" style:family="paragraph" style:parent-style-name="Standard">
      <style:paragraph-properties fo:break-before="auto" fo:text-indent="0cm" fo:line-height="115%" fo:margin-top="0cm" style:writing-mode="lr-tb"/>
    </style:style>
    <style:style style:name="P29" style:family="paragraph" style:parent-style-name="Standard">
      <style:paragraph-properties fo:break-before="auto" fo:text-indent="0cm" fo:line-height="115%" fo:margin-top="0cm" style:writing-mode="lr-tb"/>
    </style:style>
    <style:style style:name="P30" style:family="paragraph" style:parent-style-name="Standard">
      <style:paragraph-properties fo:break-before="auto" fo:text-indent="0cm" fo:line-height="115%" fo:margin-top="0cm" style:writing-mode="lr-tb"/>
    </style:style>
    <style:style style:name="T30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0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0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0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0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top="0cm" style:writing-mode="lr-tb"/>
    </style:style>
    <style:style style:name="P32" style:family="paragraph" style:parent-style-name="Standard">
      <style:paragraph-properties fo:break-before="auto" fo:text-indent="0cm" fo:line-height="115%" fo:margin-top="0cm" style:writing-mode="lr-tb"/>
    </style:style>
    <style:style style:name="T32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4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5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5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5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5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5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5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3_5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4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break-before="auto" fo:text-indent="0cm" fo:line-height="115%" fo:margin-top="0cm" style:writing-mode="lr-tb"/>
    </style:style>
    <style:style style:name="P36" style:family="paragraph" style:parent-style-name="Standard">
      <style:paragraph-properties fo:break-before="auto" fo:text-indent="0cm" fo:line-height="115%" fo:margin-top="0cm" style:writing-mode="lr-tb"/>
    </style:style>
    <style:style style:name="T36_1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6_2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6_3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line-height="115%" fo:margin-top="0cm" style:writing-mode="lr-tb"/>
    </style:style>
    <style:style style:name="P38" style:family="paragraph" style:parent-style-name="Standard">
      <style:paragraph-properties fo:break-before="auto" fo:text-indent="0cm" fo:line-height="115%" fo:margin-top="0cm" style:writing-mode="lr-tb"/>
    </style:style>
    <style:style style:name="T38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top="0cm" style:writing-mode="lr-tb"/>
    </style:style>
    <style:style style:name="P40" style:family="paragraph" style:parent-style-name="Standard">
      <style:paragraph-properties fo:break-before="auto" fo:text-indent="0cm" fo:line-height="115%" fo:margin-top="0cm" style:writing-mode="lr-tb"/>
    </style:style>
    <style:style style:name="T40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3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4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45" style:family="paragraph" style:parent-style-name="Standard">
      <style:paragraph-properties fo:break-before="auto" fo:text-indent="0cm" fo:line-height="115%" fo:margin-top="0cm" style:writing-mode="lr-tb"/>
    </style:style>
    <style:style style:name="P46" style:family="paragraph" style:parent-style-name="Standard">
      <style:paragraph-properties fo:break-before="auto" fo:text-indent="0cm" fo:line-height="115%" fo:margin-top="0cm" style:writing-mode="lr-tb"/>
    </style:style>
    <style:style style:name="T46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6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6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6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6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top="0cm" style:writing-mode="lr-tb"/>
    </style:style>
    <style:style style:name="P48" style:family="paragraph" style:parent-style-name="Standard">
      <style:paragraph-properties fo:break-before="auto" fo:text-indent="0cm" fo:line-height="115%" fo:margin-top="0cm" style:writing-mode="lr-tb"/>
    </style:style>
    <style:style style:name="T48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9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0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1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2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53" style:family="paragraph" style:parent-style-name="Standard">
      <style:paragraph-properties fo:break-before="auto" fo:text-indent="0cm" fo:line-height="115%" fo:margin-top="0cm" style:writing-mode="lr-tb"/>
    </style:style>
    <style:style style:name="P54" style:family="paragraph" style:parent-style-name="Standard">
      <style:paragraph-properties fo:break-before="auto" fo:text-indent="0cm" fo:line-height="115%" fo:margin-top="0cm" style:writing-mode="lr-tb"/>
    </style:style>
    <style:style style:name="P55" style:family="paragraph" style:parent-style-name="Standard">
      <style:paragraph-properties fo:break-before="auto" fo:text-indent="0cm" fo:line-height="115%" fo:margin-top="0cm" style:writing-mode="lr-tb"/>
    </style:style>
    <style:style style:name="P56" style:family="paragraph" style:parent-style-name="Standard">
      <style:paragraph-properties fo:break-before="auto" fo:text-indent="0cm" fo:line-height="115%" fo:margin-top="0cm" style:writing-mode="lr-tb"/>
    </style:style>
    <style:style style:name="P57" style:family="paragraph" style:parent-style-name="Standard">
      <style:paragraph-properties fo:break-before="auto" fo:text-indent="0cm" fo:line-height="115%" fo:margin-top="0cm" style:writing-mode="lr-tb"/>
    </style:style>
    <style:style style:name="T57_1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7_2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7_3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8" style:family="paragraph" style:parent-style-name="Standard">
      <style:paragraph-properties fo:break-before="auto" fo:text-indent="0cm" fo:line-height="115%" fo:margin-top="0cm" style:writing-mode="lr-tb"/>
    </style:style>
    <style:style style:name="P59" style:family="paragraph" style:parent-style-name="Standard">
      <style:paragraph-properties fo:break-before="auto" fo:text-indent="0cm" fo:line-height="115%" fo:margin-top="0cm" style:writing-mode="lr-tb"/>
    </style:style>
    <style:style style:name="T59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9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9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9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9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top="0cm" style:writing-mode="lr-tb"/>
    </style:style>
    <style:style style:name="P61" style:family="paragraph" style:parent-style-name="Standard">
      <style:paragraph-properties fo:break-before="auto" fo:text-indent="0cm" fo:line-height="115%" fo:margin-top="0cm" style:writing-mode="lr-tb"/>
    </style:style>
    <style:style style:name="T61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2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3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4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65" style:family="paragraph" style:parent-style-name="Standard">
      <style:paragraph-properties fo:break-before="auto" fo:text-indent="0cm" fo:line-height="115%" fo:margin-top="0cm" style:writing-mode="lr-tb"/>
    </style:style>
    <style:style style:name="P66" style:family="paragraph" style:parent-style-name="Standard">
      <style:paragraph-properties fo:break-before="auto" fo:text-indent="0cm" fo:line-height="115%" fo:margin-top="0cm" style:writing-mode="lr-tb"/>
    </style:style>
    <style:style style:name="T66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6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7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top="0cm" style:writing-mode="lr-tb"/>
    </style:style>
    <style:style style:name="P68" style:family="paragraph" style:parent-style-name="Standard">
      <style:paragraph-properties fo:break-before="auto" fo:text-indent="0cm" fo:line-height="115%" fo:margin-top="0cm" style:writing-mode="lr-tb"/>
    </style:style>
    <style:style style:name="T68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0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4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72" style:family="paragraph" style:parent-style-name="Standard">
      <style:paragraph-properties fo:break-before="auto" fo:text-indent="0cm" fo:line-height="115%" fo:margin-top="0cm" fo:margin-bottom="0cm" style:writing-mode="lr-tb"/>
    </style:style>
    <style:style style:name="P73" style:family="paragraph" style:parent-style-name="Standard">
      <style:paragraph-properties fo:break-before="auto" fo:text-indent="0cm" fo:line-height="115%" style:writing-mode="lr-tb"/>
    </style:style>
    <style:style style:name="T73_1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73_2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73_3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73_4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73_5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style:writing-mode="lr-tb"/>
    </style:style>
    <style:style style:name="T7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5" style:family="paragraph" style:parent-style-name="Standard">
      <style:paragraph-properties fo:break-before="auto" fo:text-indent="-1.251cm" fo:line-height="115%" fo:margin-left="1.251cm" style:writing-mode="lr-tb"/>
    </style:style>
    <style:style style:name="T75_1" style:family="text">
      <style:text-properties fo:color="#000000" style:font-name="Arial" style:font-name-asian="Arial" style:font-name-complex="Arial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color="#000000" style:font-name="Arial" style:font-name-asian="Arial" style:font-name-complex="Arial"/>
    </style:style>
    <style:style style:name="T76_2" style:family="text">
      <style:text-properties fo:color="#000000" style:font-name="Arial" style:font-name-asian="Arial" style:font-name-complex="Arial"/>
    </style:style>
    <style:style style:name="T76_3" style:family="text">
      <style:text-properties fo:color="#000000" style:font-name="Arial" style:font-name-asian="Arial" style:font-name-complex="Arial"/>
    </style:style>
    <style:style style:name="T76_4" style:family="text">
      <style:text-properties fo:color="#000000" style:font-name="Arial" style:font-name-asian="Arial" style:font-name-complex="Arial"/>
    </style:style>
    <style:style style:name="T76_5" style:family="text">
      <style:text-properties fo:color="#000000" style:font-name="Arial" style:font-name-asian="Arial" style:font-name-complex="Arial"/>
    </style:style>
    <style:style style:name="T76_6" style:family="text">
      <style:text-properties fo:color="#000000" style:font-name="Arial" style:font-name-asian="Arial" style:font-name-complex="Arial"/>
    </style:style>
    <style:style style:name="T76_7" style:family="text">
      <style:text-properties fo:color="#000000" style:font-name="Arial" style:font-name-asian="Arial" style:font-name-complex="Arial"/>
    </style:style>
    <style:style style:name="T76_8" style:family="text">
      <style:text-properties fo:color="#000000" style:font-name="Arial" style:font-name-asian="Arial" style:font-name-complex="Arial"/>
    </style:style>
    <style:style style:name="T76_9" style:family="text">
      <style:text-properties fo:color="#000000" style:font-name="Arial" style:font-name-asian="Arial" style:font-name-complex="Arial"/>
    </style:style>
    <style:style style:name="T76_10" style:family="text">
      <style:text-properties fo:color="#000000" style:font-name="Arial" style:font-name-asian="Arial" style:font-name-complex="Arial"/>
    </style:style>
    <style:style style:name="T76_11" style:family="text">
      <style:text-properties fo:color="#000000" style:font-name="Arial" style:font-name-asian="Arial" style:font-name-complex="Arial"/>
    </style:style>
    <style:style style:name="T76_12" style:family="text">
      <style:text-properties fo:color="#000000" style:font-name="Arial" style:font-name-asian="Arial" style:font-name-complex="Arial"/>
    </style:style>
    <style:style style:name="T76_13" style:family="text">
      <style:text-properties fo:color="#000000" style:font-name="Arial" style:font-name-asian="Arial" style:font-name-complex="Arial"/>
    </style:style>
    <style:style style:name="T76_14" style:family="text">
      <style:text-properties fo:color="#000000" style:font-name="Arial" style:font-name-asian="Arial" style:font-name-complex="Arial"/>
    </style:style>
    <style:style style:name="T76_15" style:family="text">
      <style:text-properties fo:color="#000000" style:font-name="Arial" style:font-name-asian="Arial" style:font-name-complex="Arial"/>
    </style:style>
    <style:style style:name="T76_16" style:family="text">
      <style:text-properties fo:color="#000000" style:font-name="Arial" style:font-name-asian="Arial" style:font-name-complex="Arial"/>
    </style:style>
    <style:style style:name="T76_17" style:family="text">
      <style:text-properties fo:color="#000000" style:font-name="Arial" style:font-name-asian="Arial" style:font-name-complex="Arial"/>
    </style:style>
    <style:style style:name="T76_18" style:family="text">
      <style:text-properties fo:color="#000000" style:font-name="Arial" style:font-name-asian="Arial" style:font-name-complex="Arial"/>
    </style:style>
    <style:style style:name="T76_19" style:family="text">
      <style:text-properties fo:color="#000000" style:font-name="Arial" style:font-name-asian="Arial" style:font-name-complex="Arial"/>
    </style:style>
    <style:style style:name="T76_20" style:family="text">
      <style:text-properties fo:color="#000000" style:font-name="Arial" style:font-name-asian="Arial" style:font-name-complex="Arial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color="#000000" style:font-name="Arial" style:font-name-asian="Arial" style:font-name-complex="Arial"/>
    </style:style>
    <style:style style:name="T77_2" style:family="text">
      <style:text-properties fo:color="#000000" style:font-name="Arial" style:font-name-asian="Arial" style:font-name-complex="Arial"/>
    </style:style>
    <style:style style:name="T77_3" style:family="text">
      <style:text-properties fo:color="#000000" style:font-name="Arial" style:font-name-asian="Arial" style:font-name-complex="Arial"/>
    </style:style>
    <style:style style:name="T77_4" style:family="text">
      <style:text-properties fo:color="#000000" style:font-name="Arial" style:font-name-asian="Arial" style:font-name-complex="Arial"/>
    </style:style>
    <style:style style:name="T77_5" style:family="text">
      <style:text-properties fo:color="#000000" style:font-name="Arial" style:font-name-asian="Arial" style:font-name-complex="Arial"/>
    </style:style>
    <style:style style:name="T77_6" style:family="text">
      <style:text-properties fo:color="#000000" style:font-name="Arial" style:font-name-asian="Arial" style:font-name-complex="Arial"/>
    </style:style>
    <style:style style:name="T77_7" style:family="text">
      <style:text-properties fo:color="#000000" style:font-name="Arial" style:font-name-asian="Arial" style:font-name-complex="Arial"/>
    </style:style>
    <style:style style:name="T77_8" style:family="text">
      <style:text-properties fo:color="#000000" style:font-name="Arial" style:font-name-asian="Arial" style:font-name-complex="Arial"/>
    </style:style>
    <style:style style:name="T77_9" style:family="text">
      <style:text-properties fo:color="#000000" style:font-name="Arial" style:font-name-asian="Arial" style:font-name-complex="Arial"/>
    </style:style>
    <style:style style:name="T77_10" style:family="text">
      <style:text-properties fo:color="#000000" style:font-name="Arial" style:font-name-asian="Arial" style:font-name-complex="Arial"/>
    </style:style>
    <style:style style:name="T77_11" style:family="text">
      <style:text-properties fo:color="#000000" style:font-name="Arial" style:font-name-asian="Arial" style:font-name-complex="Arial"/>
    </style:style>
    <style:style style:name="T77_12" style:family="text">
      <style:text-properties fo:color="#000000" style:font-name="Arial" style:font-name-asian="Arial" style:font-name-complex="Arial"/>
    </style:style>
    <style:style style:name="T77_13" style:family="text">
      <style:text-properties fo:color="#000000" style:font-name="Arial" style:font-name-asian="Arial" style:font-name-complex="Arial"/>
    </style:style>
    <style:style style:name="T77_14" style:family="text">
      <style:text-properties fo:color="#000000" style:font-name="Arial" style:font-name-asian="Arial" style:font-name-complex="Arial"/>
    </style:style>
    <style:style style:name="T77_15" style:family="text">
      <style:text-properties fo:color="#000000" style:font-name="Arial" style:font-name-asian="Arial" style:font-name-complex="Arial"/>
    </style:style>
    <style:style style:name="T77_16" style:family="text">
      <style:text-properties fo:color="#000000" style:font-name="Arial" style:font-name-asian="Arial" style:font-name-complex="Arial"/>
    </style:style>
    <style:style style:name="T77_17" style:family="text">
      <style:text-properties fo:color="#000000" style:font-name="Arial" style:font-name-asian="Arial" style:font-name-complex="Arial"/>
    </style:style>
    <style:style style:name="T77_18" style:family="text">
      <style:text-properties fo:color="#000000" style:font-name="Arial" style:font-name-asian="Arial" style:font-name-complex="Arial"/>
    </style:style>
    <style:style style:name="T77_19" style:family="text">
      <style:text-properties fo:color="#000000" style:font-name="Arial" style:font-name-asian="Arial" style:font-name-complex="Arial"/>
    </style:style>
    <style:style style:name="T77_20" style:family="text">
      <style:text-properties fo:color="#000000" style:font-name="Arial" style:font-name-asian="Arial" style:font-name-complex="Arial"/>
    </style:style>
    <style:style style:name="T77_21" style:family="text">
      <style:text-properties fo:color="#000000" style:font-name="Arial" style:font-name-asian="Arial" style:font-name-complex="Arial"/>
    </style:style>
    <style:style style:name="T77_22" style:family="text">
      <style:text-properties fo:color="#000000" style:font-name="Arial" style:font-name-asian="Arial" style:font-name-complex="Arial"/>
    </style:style>
    <style:style style:name="T77_23" style:family="text">
      <style:text-properties fo:color="#000000" style:font-name="Arial" style:font-name-asian="Arial" style:font-name-complex="Arial"/>
    </style:style>
    <style:style style:name="T77_24" style:family="text">
      <style:text-properties fo:color="#000000" style:font-name="Arial" style:font-name-asian="Arial" style:font-name-complex="Arial"/>
    </style:style>
    <style:style style:name="T77_25" style:family="text">
      <style:text-properties fo:color="#000000" style:font-name="Arial" style:font-name-asian="Arial" style:font-name-complex="Arial"/>
    </style:style>
    <style:style style:name="T77_26" style:family="text">
      <style:text-properties fo:color="#000000" style:font-name="Arial" style:font-name-asian="Arial" style:font-name-complex="Arial"/>
    </style:style>
    <style:style style:name="T77_27" style:family="text">
      <style:text-properties fo:color="#000000" style:font-name="Arial" style:font-name-asian="Arial" style:font-name-complex="Arial"/>
    </style:style>
    <style:style style:name="T77_28" style:family="text">
      <style:text-properties fo:color="#000000" style:font-name="Arial" style:font-name-asian="Arial" style:font-name-complex="Arial"/>
    </style:style>
    <style:style style:name="T77_29" style:family="text">
      <style:text-properties fo:color="#000000" style:font-name="Arial" style:font-name-asian="Arial" style:font-name-complex="Arial"/>
    </style:style>
    <style:style style:name="T77_30" style:family="text">
      <style:text-properties fo:color="#000000" style:font-name="Arial" style:font-name-asian="Arial" style:font-name-complex="Arial"/>
    </style:style>
    <style:style style:name="T77_31" style:family="text">
      <style:text-properties fo:color="#000000" style:font-name="Arial" style:font-name-asian="Arial" style:font-name-complex="Arial"/>
    </style:style>
    <style:style style:name="T77_32" style:family="text">
      <style:text-properties fo:color="#000000" style:font-name="Arial" style:font-name-asian="Arial" style:font-name-complex="Arial"/>
    </style:style>
    <style:style style:name="T77_33" style:family="text">
      <style:text-properties fo:color="#000000" style:font-name="Arial" style:font-name-asian="Arial" style:font-name-complex="Arial"/>
    </style:style>
    <style:style style:name="T77_34" style:family="text">
      <style:text-properties fo:color="#000000" style:font-name="Arial" style:font-name-asian="Arial" style:font-name-complex="Arial"/>
    </style:style>
    <style:style style:name="T77_35" style:family="text">
      <style:text-properties fo:color="#000000" style:font-name="Arial" style:font-name-asian="Arial" style:font-name-complex="Arial"/>
    </style:style>
    <style:style style:name="T77_36" style:family="text">
      <style:text-properties fo:color="#000000" style:font-name="Arial" style:font-name-asian="Arial" style:font-name-complex="Arial"/>
    </style:style>
    <style:style style:name="T77_37" style:family="text">
      <style:text-properties fo:color="#000000" style:font-name="Arial" style:font-name-asian="Arial" style:font-name-complex="Arial"/>
    </style:style>
    <style:style style:name="T77_38" style:family="text">
      <style:text-properties fo:color="#000000" style:font-name="Arial" style:font-name-asian="Arial" style:font-name-complex="Arial"/>
    </style:style>
    <style:style style:name="T77_39" style:family="text">
      <style:text-properties fo:color="#000000" style:font-name="Arial" style:font-name-asian="Arial" style:font-name-complex="Arial"/>
    </style:style>
    <style:style style:name="T77_40" style:family="text">
      <style:text-properties fo:color="#000000" style:font-name="Arial" style:font-name-asian="Arial" style:font-name-complex="Arial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color="#000000" style:font-name="Arial" style:font-name-asian="Arial" style:font-name-complex="Arial"/>
    </style:style>
    <style:style style:name="T78_2" style:family="text">
      <style:text-properties fo:color="#000000" style:font-name="Arial" style:font-name-asian="Arial" style:font-name-complex="Arial"/>
    </style:style>
    <style:style style:name="T78_3" style:family="text">
      <style:text-properties fo:color="#000000" style:font-name="Arial" style:font-name-asian="Arial" style:font-name-complex="Arial"/>
    </style:style>
    <style:style style:name="T78_4" style:family="text">
      <style:text-properties fo:color="#000000" style:font-name="Arial" style:font-name-asian="Arial" style:font-name-complex="Arial"/>
    </style:style>
    <style:style style:name="T78_5" style:family="text">
      <style:text-properties fo:color="#000000" style:font-name="Arial" style:font-name-asian="Arial" style:font-name-complex="Arial"/>
    </style:style>
    <style:style style:name="T78_6" style:family="text">
      <style:text-properties fo:color="#000000" style:font-name="Arial" style:font-name-asian="Arial" style:font-name-complex="Arial"/>
    </style:style>
    <style:style style:name="T78_7" style:family="text">
      <style:text-properties fo:color="#000000" style:font-name="Arial" style:font-name-asian="Arial" style:font-name-complex="Arial"/>
    </style:style>
    <style:style style:name="T78_8" style:family="text">
      <style:text-properties fo:color="#000000" style:font-name="Arial" style:font-name-asian="Arial" style:font-name-complex="Arial"/>
    </style:style>
    <style:style style:name="T78_9" style:family="text">
      <style:text-properties fo:color="#000000" style:font-name="Arial" style:font-name-asian="Arial" style:font-name-complex="Arial"/>
    </style:style>
    <style:style style:name="T78_10" style:family="text">
      <style:text-properties fo:color="#000000" style:font-name="Arial" style:font-name-asian="Arial" style:font-name-complex="Arial"/>
    </style:style>
    <style:style style:name="T78_11" style:family="text">
      <style:text-properties fo:color="#000000" style:font-name="Arial" style:font-name-asian="Arial" style:font-name-complex="Arial"/>
    </style:style>
    <style:style style:name="T78_12" style:family="text">
      <style:text-properties fo:color="#000000" style:font-name="Arial" style:font-name-asian="Arial" style:font-name-complex="Arial"/>
    </style:style>
    <style:style style:name="T78_13" style:family="text">
      <style:text-properties fo:color="#000000" style:font-name="Arial" style:font-name-asian="Arial" style:font-name-complex="Arial"/>
    </style:style>
    <style:style style:name="T78_14" style:family="text">
      <style:text-properties fo:color="#000000" style:font-name="Arial" style:font-name-asian="Arial" style:font-name-complex="Arial"/>
    </style:style>
    <style:style style:name="T78_15" style:family="text">
      <style:text-properties fo:color="#000000" style:font-name="Arial" style:font-name-asian="Arial" style:font-name-complex="Arial"/>
    </style:style>
    <style:style style:name="T78_16" style:family="text">
      <style:text-properties fo:color="#000000" style:font-name="Arial" style:font-name-asian="Arial" style:font-name-complex="Arial"/>
    </style:style>
    <style:style style:name="T78_17" style:family="text">
      <style:text-properties fo:color="#000000" style:font-name="Arial" style:font-name-asian="Arial" style:font-name-complex="Arial"/>
    </style:style>
    <style:style style:name="T78_18" style:family="text">
      <style:text-properties fo:color="#000000" style:font-name="Arial" style:font-name-asian="Arial" style:font-name-complex="Arial"/>
    </style:style>
    <style:style style:name="T78_19" style:family="text">
      <style:text-properties fo:color="#000000" style:font-name="Arial" style:font-name-asian="Arial" style:font-name-complex="Arial"/>
    </style:style>
    <style:style style:name="T78_20" style:family="text">
      <style:text-properties fo:color="#000000" style:font-name="Arial" style:font-name-asian="Arial" style:font-name-complex="Arial"/>
    </style:style>
    <style:style style:name="T78_21" style:family="text">
      <style:text-properties fo:color="#000000" style:font-name="Arial" style:font-name-asian="Arial" style:font-name-complex="Arial"/>
    </style:style>
    <style:style style:name="T78_22" style:family="text">
      <style:text-properties fo:color="#000000" style:font-name="Arial" style:font-name-asian="Arial" style:font-name-complex="Arial"/>
    </style:style>
    <style:style style:name="T78_23" style:family="text">
      <style:text-properties fo:color="#000000" style:font-name="Arial" style:font-name-asian="Arial" style:font-name-complex="Arial"/>
    </style:style>
    <style:style style:name="T78_24" style:family="text">
      <style:text-properties fo:color="#000000" style:font-name="Arial" style:font-name-asian="Arial" style:font-name-complex="Arial"/>
    </style:style>
    <style:style style:name="T78_25" style:family="text">
      <style:text-properties fo:color="#000000" style:font-name="Arial" style:font-name-asian="Arial" style:font-name-complex="Arial"/>
    </style:style>
    <style:style style:name="T78_26" style:family="text">
      <style:text-properties fo:color="#000000" style:font-name="Arial" style:font-name-asian="Arial" style:font-name-complex="Arial"/>
    </style:style>
    <style:style style:name="T78_27" style:family="text">
      <style:text-properties fo:color="#000000" style:font-name="Arial" style:font-name-asian="Arial" style:font-name-complex="Arial"/>
    </style:style>
    <style:style style:name="T78_28" style:family="text">
      <style:text-properties fo:color="#000000" style:font-name="Arial" style:font-name-asian="Arial" style:font-name-complex="Arial"/>
    </style:style>
    <style:style style:name="T78_29" style:family="text">
      <style:text-properties fo:color="#000000" style:font-name="Arial" style:font-name-asian="Arial" style:font-name-complex="Arial"/>
    </style:style>
    <style:style style:name="T78_30" style:family="text">
      <style:text-properties fo:color="#000000" style:font-name="Arial" style:font-name-asian="Arial" style:font-name-complex="Arial"/>
    </style:style>
    <style:style style:name="T78_31" style:family="text">
      <style:text-properties fo:color="#000000" style:font-name="Arial" style:font-name-asian="Arial" style:font-name-complex="Arial"/>
    </style:style>
    <style:style style:name="T78_32" style:family="text">
      <style:text-properties fo:color="#000000" style:font-name="Arial" style:font-name-asian="Arial" style:font-name-complex="Arial"/>
    </style:style>
    <style:style style:name="T78_33" style:family="text">
      <style:text-properties fo:color="#000000" style:font-name="Arial" style:font-name-asian="Arial" style:font-name-complex="Arial"/>
    </style:style>
    <style:style style:name="T78_34" style:family="text">
      <style:text-properties fo:color="#000000" style:font-name="Arial" style:font-name-asian="Arial" style:font-name-complex="Arial"/>
    </style:style>
    <style:style style:name="T78_35" style:family="text">
      <style:text-properties fo:color="#000000" style:font-name="Arial" style:font-name-asian="Arial" style:font-name-complex="Arial"/>
    </style:style>
    <style:style style:name="T78_36" style:family="text">
      <style:text-properties fo:color="#000000" style:font-name="Arial" style:font-name-asian="Arial" style:font-name-complex="Arial"/>
    </style:style>
    <style:style style:name="T78_37" style:family="text">
      <style:text-properties fo:color="#000000" style:font-name="Arial" style:font-name-asian="Arial" style:font-name-complex="Arial"/>
    </style:style>
    <style:style style:name="T78_38" style:family="text">
      <style:text-properties fo:color="#000000" style:font-name="Arial" style:font-name-asian="Arial" style:font-name-complex="Arial"/>
    </style:style>
    <style:style style:name="T78_39" style:family="text">
      <style:text-properties fo:color="#000000" style:font-name="Arial" style:font-name-asian="Arial" style:font-name-complex="Arial"/>
    </style:style>
    <style:style style:name="T78_40" style:family="text">
      <style:text-properties fo:color="#000000" style:font-name="Arial" style:font-name-asian="Arial" style:font-name-complex="Arial"/>
    </style:style>
    <style:style style:name="T78_41" style:family="text">
      <style:text-properties fo:color="#000000" style:font-name="Arial" style:font-name-asian="Arial" style:font-name-complex="Arial"/>
    </style:style>
    <style:style style:name="T78_42" style:family="text">
      <style:text-properties fo:color="#000000" style:font-name="Arial" style:font-name-asian="Arial" style:font-name-complex="Arial"/>
    </style:style>
    <style:style style:name="T78_43" style:family="text">
      <style:text-properties fo:color="#000000" style:font-name="Arial" style:font-name-asian="Arial" style:font-name-complex="Arial"/>
    </style:style>
    <style:style style:name="T78_44" style:family="text">
      <style:text-properties fo:color="#000000" style:font-name="Arial" style:font-name-asian="Arial" style:font-name-complex="Arial"/>
    </style:style>
    <style:style style:name="T78_45" style:family="text">
      <style:text-properties fo:color="#000000" style:font-name="Arial" style:font-name-asian="Arial" style:font-name-complex="Arial"/>
    </style:style>
    <style:style style:name="T78_46" style:family="text">
      <style:text-properties fo:color="#000000" style:font-name="Arial" style:font-name-asian="Arial" style:font-name-complex="Arial"/>
    </style:style>
    <style:style style:name="P79" style:family="paragraph" style:parent-style-name="Standard">
      <style:paragraph-properties fo:break-before="auto" fo:text-indent="0cm" fo:line-height="115%" fo:margin-top="0cm" style:writing-mode="lr-tb"/>
    </style:style>
    <style:style style:name="P80" style:family="paragraph" style:parent-style-name="Standard">
      <style:paragraph-properties fo:break-before="auto" fo:text-indent="0cm" fo:line-height="115%" fo:margin-top="0cm" style:writing-mode="lr-tb"/>
    </style:style>
    <style:style style:name="P81" style:family="paragraph" style:parent-style-name="Standard">
      <style:paragraph-properties fo:break-before="auto" fo:text-indent="0cm" fo:line-height="115%" fo:margin-top="0cm" style:writing-mode="lr-tb"/>
    </style:style>
    <style:style style:name="P82" style:family="paragraph" style:parent-style-name="Standard">
      <style:paragraph-properties fo:break-before="auto" fo:text-indent="0cm" fo:line-height="115%" fo:margin-top="0cm" fo:margin-bottom="0cm" style:writing-mode="lr-tb"/>
    </style:style>
  </office:automatic-styles>
  <office:body>
    <office:text>
      <text:p text:style-name="P1"><text:span text:style-name="T1_1">Designer</text:span></text:p>
      <text:p text:style-name="P2"/>
      <text:p text:style-name="P3"><text:span text:style-name="T3_1">This</text:span><text:span text:style-name="T3_2"><text:s/></text:span><text:span text:style-name="T3_3">is</text:span><text:span text:style-name="T3_4"><text:s/></text:span><text:span text:style-name="T3_5">the</text:span><text:span text:style-name="T3_6"><text:s/></text:span><text:span text:style-name="T3_7">ideal</text:span><text:span text:style-name="T3_8"><text:s/></text:span><text:span text:style-name="T3_9">opportunity</text:span><text:span text:style-name="T3_10"><text:s/></text:span><text:span text:style-name="T3_11">to</text:span><text:span text:style-name="T3_12"><text:s/></text:span><text:span text:style-name="T3_13">gain</text:span><text:span text:style-name="T3_14"><text:s/></text:span><text:span text:style-name="T3_15">experience</text:span><text:span text:style-name="T3_16"><text:s/></text:span><text:span text:style-name="T3_17">working</text:span><text:span text:style-name="T3_18"><text:s/></text:span><text:span text:style-name="T3_19">on</text:span><text:span text:style-name="T3_20"><text:s/></text:span><text:span text:style-name="T3_21">large</text:span><text:span text:style-name="T3_22"><text:s/></text:span><text:span text:style-name="T3_23">digital</text:span><text:span text:style-name="T3_24"><text:s/></text:span><text:span text:style-name="T3_25">products</text:span><text:span text:style-name="T3_26"><text:s/></text:span><text:span text:style-name="T3_27">used</text:span><text:span text:style-name="T3_28"><text:s/></text:span><text:span text:style-name="T3_29">by</text:span><text:span text:style-name="T3_30"><text:s/></text:span><text:span text:style-name="T3_31">millions</text:span><text:span text:style-name="T3_32"><text:s/></text:span><text:span text:style-name="T3_33">of</text:span><text:span text:style-name="T3_34"><text:s/></text:span><text:span text:style-name="T3_35">people</text:span><text:span text:style-name="T3_36"><text:s/></text:span><text:span text:style-name="T3_37">every</text:span><text:span text:style-name="T3_38"><text:s/></text:span><text:span text:style-name="T3_39">day</text:span><text:span text:style-name="T3_40">.<text:s/></text:span><text:span text:style-name="T3_41">Let</text:span><text:span text:style-name="T3_42">'</text:span><text:span text:style-name="T3_43">s</text:span><text:span text:style-name="T3_44"><text:s/></text:span><text:span text:style-name="T3_45">be</text:span><text:span text:style-name="T3_46"><text:s/></text:span><text:span text:style-name="T3_47">clear</text:span><text:span text:style-name="T3_48"><text:s/></text:span><text:span text:style-name="T3_49">about</text:span><text:span text:style-name="T3_50"><text:s/></text:span><text:span text:style-name="T3_51">the</text:span><text:span text:style-name="T3_52"><text:s/></text:span><text:span text:style-name="T3_53">impact</text:span><text:span text:style-name="T3_54"><text:s/></text:span><text:span text:style-name="T3_55">of</text:span><text:span text:style-name="T3_56"><text:s/></text:span><text:span text:style-name="T3_57">your</text:span><text:span text:style-name="T3_58"><text:s/></text:span><text:span text:style-name="T3_59">work</text:span><text:span text:style-name="T3_60">,<text:s/></text:span><text:span text:style-name="T3_61">making</text:span><text:span text:style-name="T3_62"><text:s/></text:span><text:span text:style-name="T3_63">better</text:span><text:span text:style-name="T3_64"><text:s/></text:span><text:span text:style-name="T3_65">digital</text:span><text:span text:style-name="T3_66"><text:s/></text:span><text:span text:style-name="T3_67">services</text:span><text:span text:style-name="T3_68"><text:s/></text:span><text:span text:style-name="T3_69">has</text:span><text:span text:style-name="T3_70"><text:s/></text:span><text:span text:style-name="T3_71">a</text:span><text:span text:style-name="T3_72"><text:s/></text:span><text:span text:style-name="T3_73">positive</text:span><text:span text:style-name="T3_74"><text:s/></text:span><text:span text:style-name="T3_75">impact</text:span><text:span text:style-name="T3_76"><text:s/></text:span><text:span text:style-name="T3_77">on</text:span><text:span text:style-name="T3_78"><text:s/></text:span><text:span text:style-name="T3_79">millions</text:span><text:span text:style-name="T3_80"><text:s/></text:span><text:span text:style-name="T3_81">of</text:span><text:span text:style-name="T3_82"><text:s/></text:span><text:span text:style-name="T3_83">people</text:span><text:span text:style-name="T3_84">.<text:s/></text:span><text:span text:style-name="T3_85">The</text:span><text:span text:style-name="T3_86"><text:s/></text:span><text:span text:style-name="T3_87">ideal</text:span><text:span text:style-name="T3_88"><text:s/></text:span><text:span text:style-name="T3_89">candidate</text:span><text:span text:style-name="T3_90"><text:s/></text:span><text:span text:style-name="T3_91">will</text:span><text:span text:style-name="T3_92"><text:s/></text:span><text:span text:style-name="T3_93">have</text:span><text:span text:style-name="T3_94"><text:s/></text:span><text:span text:style-name="T3_95">a</text:span><text:span text:style-name="T3_96"><text:s/></text:span><text:span text:style-name="T3_97">degree</text:span><text:span text:style-name="T3_98"><text:s/></text:span><text:span text:style-name="T3_99">in</text:span><text:span text:style-name="T3_100"><text:s/></text:span><text:span text:style-name="T3_101">design</text:span><text:span text:style-name="T3_102"><text:s/></text:span><text:span text:style-name="T3_103">or</text:span><text:span text:style-name="T3_104"><text:s/></text:span><text:span text:style-name="T3_105">similar</text:span><text:span text:style-name="T3_106">,<text:s/></text:span><text:span text:style-name="T3_107">have</text:span><text:span text:style-name="T3_108"><text:s/></text:span><text:span text:style-name="T3_109">a</text:span><text:span text:style-name="T3_110"><text:s/></text:span><text:span text:style-name="T3_111">love</text:span><text:span text:style-name="T3_112"><text:s/></text:span><text:span text:style-name="T3_113">of</text:span><text:span text:style-name="T3_114"><text:s/></text:span><text:span text:style-name="T3_115">the</text:span><text:span text:style-name="T3_116"><text:s/></text:span><text:span text:style-name="T3_117">web</text:span><text:span text:style-name="T3_118"><text:s/></text:span><text:span text:style-name="T3_119">and</text:span><text:span text:style-name="T3_120"><text:s/></text:span><text:span text:style-name="T3_121">its</text:span><text:span text:style-name="T3_122"><text:s/></text:span><text:span text:style-name="T3_123">possibilities</text:span><text:span text:style-name="T3_124">,<text:s/></text:span><text:span text:style-name="T3_125">a</text:span><text:span text:style-name="T3_126"><text:s/></text:span><text:span text:style-name="T3_127">passion</text:span><text:span text:style-name="T3_128"><text:s/></text:span><text:span text:style-name="T3_129">for</text:span><text:span text:style-name="T3_130"><text:s/></text:span><text:span text:style-name="T3_131">design</text:span><text:span text:style-name="T3_132"><text:s/></text:span><text:span text:style-name="T3_133">and</text:span><text:span text:style-name="T3_134"><text:s/></text:span><text:span text:style-name="T3_135">its</text:span><text:span text:style-name="T3_136"><text:s/></text:span><text:span text:style-name="T3_137">history</text:span><text:span text:style-name="T3_138"><text:s/></text:span><text:span text:style-name="T3_139">and</text:span><text:span text:style-name="T3_140"><text:s/></text:span><text:span text:style-name="T3_141">an</text:span><text:span text:style-name="T3_142"><text:s/></text:span><text:span text:style-name="T3_143">understanding</text:span><text:span text:style-name="T3_144"><text:s/></text:span><text:span text:style-name="T3_145">of</text:span><text:span text:style-name="T3_146"><text:s/></text:span><text:span text:style-name="T3_147">how</text:span><text:span text:style-name="T3_148"><text:s/></text:span><text:span text:style-name="T3_149">form</text:span><text:span text:style-name="T3_150"><text:s/></text:span><text:span text:style-name="T3_151">and</text:span><text:span text:style-name="T3_152"><text:s/></text:span><text:span text:style-name="T3_153">function</text:span><text:span text:style-name="T3_154"><text:s/></text:span><text:span text:style-name="T3_155">work</text:span><text:span text:style-name="T3_156"><text:s/></text:span><text:span text:style-name="T3_157">together</text:span><text:span text:style-name="T3_158">.<text:s/></text:span><text:span text:style-name="T3_159">You</text:span><text:span text:style-name="T3_160"><text:s/></text:span><text:span text:style-name="T3_161">will</text:span><text:span text:style-name="T3_162"><text:s/></text:span><text:span text:style-name="T3_163">proactively</text:span><text:span text:style-name="T3_164"><text:s/></text:span><text:span text:style-name="T3_165">seek</text:span><text:span text:style-name="T3_166"><text:s/></text:span><text:span text:style-name="T3_167">new</text:span><text:span text:style-name="T3_168"><text:s/></text:span><text:span text:style-name="T3_169">learning</text:span><text:span text:style-name="T3_170"><text:s/></text:span><text:span text:style-name="T3_171">opportunities</text:span><text:span text:style-name="T3_172"><text:s/></text:span><text:span text:style-name="T3_173">and</text:span><text:span text:style-name="T3_174"><text:s/></text:span><text:span text:style-name="T3_175">welcome</text:span><text:span text:style-name="T3_176"><text:s/></text:span><text:span text:style-name="T3_177">constructive</text:span><text:span text:style-name="T3_178"><text:s/></text:span><text:span text:style-name="T3_179">criticism</text:span><text:span text:style-name="T3_180"><text:s/></text:span><text:span text:style-name="T3_181">of</text:span><text:span text:style-name="T3_182"><text:s/></text:span><text:span text:style-name="T3_183">your</text:span><text:span text:style-name="T3_184"><text:s/></text:span><text:span text:style-name="T3_185">work</text:span><text:span text:style-name="T3_186">.</text:span></text:p>
      <text:p text:style-name="P4"/>
      <text:p text:style-name="P5"><text:span text:style-name="T5_1">The</text:span><text:span text:style-name="T5_2"><text:s/></text:span><text:span text:style-name="T5_3">main</text:span><text:span text:style-name="T5_4"><text:s/></text:span><text:span text:style-name="T5_5">responsibilities</text:span><text:span text:style-name="T5_6"><text:s/></text:span><text:span text:style-name="T5_7">of</text:span><text:span text:style-name="T5_8"><text:s/></text:span><text:span text:style-name="T5_9">post</text:span><text:span text:style-name="T5_10"><text:s/></text:span><text:span text:style-name="T5_11">are</text:span><text:span text:style-name="T5_12">:</text:span></text:p>
      <text:list text:style-name="LS1" xml:id="list0">
        <text:list-item>
          <text:p text:style-name="P6"><text:span text:style-name="T6_1">Work</text:span><text:span text:style-name="T6_2"><text:s/></text:span><text:span text:style-name="T6_3">as</text:span><text:span text:style-name="T6_4"><text:s/></text:span><text:span text:style-name="T6_5">part</text:span><text:span text:style-name="T6_6"><text:s/></text:span><text:span text:style-name="T6_7">of</text:span><text:span text:style-name="T6_8"><text:s/></text:span><text:span text:style-name="T6_9">a</text:span><text:span text:style-name="T6_10"><text:s/></text:span><text:span text:style-name="T6_11">multi</text:span><text:span text:style-name="T6_12">-</text:span><text:span text:style-name="T6_13">disciplined</text:span><text:span text:style-name="T6_14"><text:s/></text:span><text:span text:style-name="T6_15">team</text:span><text:span text:style-name="T6_16"><text:s/></text:span><text:span text:style-name="T6_17">to</text:span><text:span text:style-name="T6_18"><text:s/></text:span><text:span text:style-name="T6_19">design</text:span><text:span text:style-name="T6_20"><text:s/></text:span><text:span text:style-name="T6_21">user</text:span><text:span text:style-name="T6_22"><text:s/></text:span><text:span text:style-name="T6_23">focussed</text:span><text:span text:style-name="T6_24"><text:s/></text:span><text:span text:style-name="T6_25">and</text:span><text:span text:style-name="T6_26"><text:s/></text:span><text:span text:style-name="T6_27">successful</text:span><text:span text:style-name="T6_28"><text:s/></text:span><text:span text:style-name="T6_29">services</text:span></text:p>
        </text:list-item>
        <text:list-item>
          <text:p text:style-name="P7"><text:span text:style-name="T7_1">Deliver</text:span><text:span text:style-name="T7_2"><text:s/></text:span><text:span text:style-name="T7_3">designs</text:span><text:span text:style-name="T7_4"><text:s/></text:span><text:span text:style-name="T7_5">that</text:span><text:span text:style-name="T7_6"><text:s/></text:span><text:span text:style-name="T7_7">meet</text:span><text:span text:style-name="T7_8"><text:s/></text:span><text:span text:style-name="T7_9">web</text:span><text:span text:style-name="T7_10"><text:s/></text:span><text:span text:style-name="T7_11">standards</text:span><text:span text:style-name="T7_12">,<text:s/></text:span><text:span text:style-name="T7_13">ensuring</text:span><text:span text:style-name="T7_14"><text:s/></text:span><text:span text:style-name="T7_15">that</text:span><text:span text:style-name="T7_16"><text:s/></text:span><text:span text:style-name="T7_17">key</text:span><text:span text:style-name="T7_18"><text:s/></text:span><text:span text:style-name="T7_19">elements</text:span><text:span text:style-name="T7_20"><text:s/></text:span><text:span text:style-name="T7_21">are</text:span><text:span text:style-name="T7_22"><text:s/></text:span><text:span text:style-name="T7_23">built</text:span><text:span text:style-name="T7_24"><text:s/></text:span><text:span text:style-name="T7_25">in</text:span><text:span text:style-name="T7_26"><text:s/></text:span><text:span text:style-name="T7_27">from</text:span><text:span text:style-name="T7_28"><text:s/></text:span><text:span text:style-name="T7_29">the</text:span><text:span text:style-name="T7_30"><text:s/></text:span><text:span text:style-name="T7_31">outset</text:span><text:span text:style-name="T7_32"><text:s/></text:span></text:p>
        </text:list-item>
        <text:list-item>
          <text:p text:style-name="P8"><text:span text:style-name="T8_1">Contributing</text:span><text:span text:style-name="T8_2"><text:s/></text:span><text:span text:style-name="T8_3">to</text:span><text:span text:style-name="T8_4"><text:s/></text:span><text:span text:style-name="T8_5">the</text:span><text:span text:style-name="T8_6"><text:s/></text:span><text:span text:style-name="T8_7">development</text:span><text:span text:style-name="T8_8"><text:s/></text:span><text:span text:style-name="T8_9">and</text:span><text:span text:style-name="T8_10"><text:s/></text:span><text:span text:style-name="T8_11">continual</text:span><text:span text:style-name="T8_12"><text:s/></text:span><text:span text:style-name="T8_13">enhancement</text:span><text:span text:style-name="T8_14"><text:s/></text:span><text:span text:style-name="T8_15">of</text:span><text:span text:style-name="T8_16"><text:s/></text:span><text:span text:style-name="T8_17">products</text:span></text:p>
        </text:list-item>
        <text:list-item>
          <text:p text:style-name="P9"><text:span text:style-name="T9_1">Partnering</text:span><text:span text:style-name="T9_2"><text:s/></text:span><text:span text:style-name="T9_3">with</text:span><text:span text:style-name="T9_4"><text:s/></text:span><text:span text:style-name="T9_5">colleagues</text:span><text:span text:style-name="T9_6"><text:s/></text:span><text:span text:style-name="T9_7">to</text:span><text:span text:style-name="T9_8"><text:s/></text:span><text:span text:style-name="T9_9">facilitate</text:span><text:span text:style-name="T9_10"><text:s/></text:span><text:span text:style-name="T9_11">a</text:span><text:span text:style-name="T9_12"><text:s/></text:span><text:span text:style-name="T9_13">consistent</text:span><text:span text:style-name="T9_14"><text:s/></text:span><text:span text:style-name="T9_15">user</text:span><text:span text:style-name="T9_16"><text:s/></text:span><text:span text:style-name="T9_17">experience</text:span><text:span text:style-name="T9_18">.</text:span></text:p>
        </text:list-item>
        <text:list-item>
          <text:p text:style-name="P10"><text:span text:style-name="T10_1">Building</text:span><text:span text:style-name="T10_2"><text:s/></text:span><text:span text:style-name="T10_3">relationships</text:span><text:span text:style-name="T10_4"><text:s/></text:span><text:span text:style-name="T10_5">and</text:span><text:span text:style-name="T10_6"><text:s/></text:span><text:span text:style-name="T10_7">work</text:span><text:span text:style-name="T10_8"><text:s/></text:span><text:span text:style-name="T10_9">effectively</text:span><text:span text:style-name="T10_10"><text:s/></text:span><text:span text:style-name="T10_11">with</text:span><text:span text:style-name="T10_12"><text:s/></text:span><text:span text:style-name="T10_13">external</text:span><text:span text:style-name="T10_14"><text:s/></text:span><text:span text:style-name="T10_15">providers</text:span><text:span text:style-name="T10_16">,<text:s/></text:span><text:span text:style-name="T10_17">for</text:span><text:span text:style-name="T10_18"><text:s/></text:span><text:span text:style-name="T10_19">example</text:span><text:span text:style-name="T10_20"><text:s/></text:span><text:span text:style-name="T10_21">user</text:span><text:span text:style-name="T10_22"><text:s/></text:span><text:span text:style-name="T10_23">testing</text:span><text:span text:style-name="T10_24"><text:s/></text:span><text:span text:style-name="T10_25">and</text:span><text:span text:style-name="T10_26"><text:s/></text:span><text:span text:style-name="T10_27">user</text:span><text:span text:style-name="T10_28"><text:s/></text:span><text:span text:style-name="T10_29">experience</text:span><text:span text:style-name="T10_30"><text:s/></text:span><text:span text:style-name="T10_31">professionals</text:span><text:span text:style-name="T10_32">.</text:span></text:p>
        </text:list-item>
        <text:list-item>
          <text:p text:style-name="P11"><text:span text:style-name="T11_1">Disseminating</text:span><text:span text:style-name="T11_2"><text:s/></text:span><text:span text:style-name="T11_3">expertise</text:span><text:span text:style-name="T11_4"><text:s/></text:span><text:span text:style-name="T11_5">of</text:span><text:span text:style-name="T11_6"><text:s/></text:span><text:span text:style-name="T11_7">how</text:span><text:span text:style-name="T11_8"><text:s/></text:span><text:span text:style-name="T11_9">design</text:span><text:span text:style-name="T11_10"><text:s/></text:span><text:span text:style-name="T11_11">decisions</text:span><text:span text:style-name="T11_12"><text:s/></text:span><text:span text:style-name="T11_13">impact</text:span><text:span text:style-name="T11_14"><text:s/></text:span><text:span text:style-name="T11_15">accessibility</text:span><text:span text:style-name="T11_16"><text:s/></text:span><text:span text:style-name="T11_17">both</text:span><text:span text:style-name="T11_18"><text:s/></text:span><text:span text:style-name="T11_19">internally</text:span><text:span text:style-name="T11_20"><text:s/></text:span><text:span text:style-name="T11_21">and</text:span><text:span text:style-name="T11_22"><text:s/></text:span><text:span text:style-name="T11_23">externally</text:span><text:span text:style-name="T11_24">.</text:span></text:p>
        </text:list-item>
        <text:list-item>
          <text:p text:style-name="P12"><text:span text:style-name="T12_1">Communicating</text:span><text:span text:style-name="T12_2"><text:s/></text:span><text:span text:style-name="T12_3">credibly</text:span><text:span text:style-name="T12_4"><text:s/></text:span><text:span text:style-name="T12_5">with</text:span><text:span text:style-name="T12_6"><text:s/></text:span><text:span text:style-name="T12_7">a</text:span><text:span text:style-name="T12_8"><text:s/></text:span><text:span text:style-name="T12_9">wide</text:span><text:span text:style-name="T12_10"><text:s/></text:span><text:span text:style-name="T12_11">range</text:span><text:span text:style-name="T12_12"><text:s/></text:span><text:span text:style-name="T12_13">of</text:span><text:span text:style-name="T12_14"><text:s/></text:span><text:span text:style-name="T12_15">digital</text:span><text:span text:style-name="T12_16"><text:s/></text:span><text:span text:style-name="T12_17">delivery</text:span><text:span text:style-name="T12_18"><text:s/></text:span><text:span text:style-name="T12_19">disciplines</text:span><text:span text:style-name="T12_20"><text:s/></text:span><text:span text:style-name="T12_21">and</text:span><text:span text:style-name="T12_22"><text:s/></text:span><text:span text:style-name="T12_23">talent</text:span><text:span text:style-name="T12_24"><text:s/></text:span><text:span text:style-name="T12_25">both</text:span><text:span text:style-name="T12_26"><text:s/></text:span><text:span text:style-name="T12_27">internally</text:span><text:span text:style-name="T12_28"><text:s/></text:span><text:span text:style-name="T12_29">and</text:span><text:span text:style-name="T12_30"><text:s/></text:span><text:span text:style-name="T12_31">externally</text:span><text:span text:style-name="T12_32">.</text:span></text:p>
        </text:list-item>
      </text:list>
      <text:p text:style-name="P13"/>
      <text:p text:style-name="P14"/>
      <text:p text:style-name="P15"><text:span text:style-name="T15_1">PERSON</text:span><text:span text:style-name="T15_2"><text:s/></text:span><text:span text:style-name="T15_3">SPECIFICATION</text:span><text:span text:style-name="T15_4"><text:s/>-<text:s/></text:span><text:span text:style-name="T15_5">COMPETENCES</text:span><text:span text:style-name="T15_6">/</text:span><text:span text:style-name="T15_7">SKILLS</text:span><text:span text:style-name="T15_8"><text:s/></text:span><text:span text:style-name="T15_9">REQUIRED</text:span></text:p>
      <text:p text:style-name="P16"/>
      <text:p text:style-name="P17"><text:span text:style-name="T17_1">Setting</text:span><text:span text:style-name="T17_2"><text:s/></text:span><text:span text:style-name="T17_3">Direction</text:span></text:p>
      <text:p text:style-name="P18"/>
      <text:p text:style-name="P19"><text:span text:style-name="T19_1">Changing</text:span><text:span text:style-name="T19_2"><text:s/></text:span><text:span text:style-name="T19_3">and</text:span><text:span text:style-name="T19_4"><text:s/></text:span><text:span text:style-name="T19_5">Improving</text:span></text:p>
      <text:p text:style-name="P20"/>
      <text:p text:style-name="P21"><text:span text:style-name="T21_1">Essential</text:span></text:p>
      <text:list text:style-name="LS2" xml:id="list7">
        <text:list-item>
          <text:p text:style-name="P22"><text:span text:style-name="T22_1">Encourage</text:span><text:span text:style-name="T22_2"><text:s/></text:span><text:span text:style-name="T22_3">a</text:span><text:span text:style-name="T22_4"><text:s/></text:span><text:span text:style-name="T22_5">culture</text:span><text:span text:style-name="T22_6"><text:s/></text:span><text:span text:style-name="T22_7">of</text:span><text:span text:style-name="T22_8"><text:s/></text:span><text:span text:style-name="T22_9">innovation</text:span><text:span text:style-name="T22_10"><text:s/></text:span><text:span text:style-name="T22_11">focused</text:span><text:span text:style-name="T22_12"><text:s/></text:span><text:span text:style-name="T22_13">on</text:span><text:span text:style-name="T22_14"><text:s/></text:span><text:span text:style-name="T22_15">adding</text:span><text:span text:style-name="T22_16"><text:s/></text:span><text:span text:style-name="T22_17">value</text:span><text:span text:style-name="T22_18"><text:s/>-<text:s/></text:span><text:span text:style-name="T22_19">give</text:span><text:span text:style-name="T22_20"><text:s/></text:span><text:span text:style-name="T22_21">people</text:span><text:span text:style-name="T22_22"><text:s/></text:span><text:span text:style-name="T22_23">space</text:span><text:span text:style-name="T22_24"><text:s/></text:span><text:span text:style-name="T22_25">to</text:span><text:span text:style-name="T22_26"><text:s/></text:span><text:span text:style-name="T22_27">think</text:span><text:span text:style-name="T22_28"><text:s/></text:span><text:span text:style-name="T22_29">creatively</text:span></text:p>
        </text:list-item>
        <text:list-item>
          <text:p text:style-name="P23"><text:span text:style-name="T23_1">Effectively</text:span><text:span text:style-name="T23_2"><text:s/></text:span><text:span text:style-name="T23_3">capture</text:span><text:span text:style-name="T23_4">,<text:s/></text:span><text:span text:style-name="T23_5">utilise</text:span><text:span text:style-name="T23_6"><text:s/></text:span><text:span text:style-name="T23_7">and</text:span><text:span text:style-name="T23_8"><text:s/></text:span><text:span text:style-name="T23_9">share</text:span><text:span text:style-name="T23_10"><text:s/></text:span><text:span text:style-name="T23_11">customer</text:span><text:span text:style-name="T23_12"><text:s/></text:span><text:span text:style-name="T23_13">insight</text:span><text:span text:style-name="T23_14"><text:s/></text:span><text:span text:style-name="T23_15">and</text:span><text:span text:style-name="T23_16"><text:s/></text:span><text:span text:style-name="T23_17">views</text:span><text:span text:style-name="T23_18"><text:s/></text:span><text:span text:style-name="T23_19">from</text:span><text:span text:style-name="T23_20"><text:s/></text:span><text:span text:style-name="T23_21">a</text:span><text:span text:style-name="T23_22"><text:s/></text:span><text:span text:style-name="T23_23">diverse</text:span><text:span text:style-name="T23_24"><text:s/></text:span><text:span text:style-name="T23_25">range</text:span><text:span text:style-name="T23_26"><text:s/></text:span><text:span text:style-name="T23_27">of</text:span><text:span text:style-name="T23_28"><text:s/></text:span><text:span text:style-name="T23_29">stakeholders</text:span><text:span text:style-name="T23_30"><text:s/></text:span><text:span text:style-name="T23_31">to</text:span><text:span text:style-name="T23_32"><text:s/></text:span><text:span text:style-name="T23_33">ensure</text:span><text:span text:style-name="T23_34"><text:s/></text:span><text:span text:style-name="T23_35">better</text:span><text:span text:style-name="T23_36"><text:s/></text:span><text:span text:style-name="T23_37">policy</text:span><text:span text:style-name="T23_38"><text:s/></text:span><text:span text:style-name="T23_39">and</text:span><text:span text:style-name="T23_40"><text:s/></text:span><text:span text:style-name="T23_41">delivery</text:span></text:p>
        </text:list-item>
        <text:list-item>
          <text:p text:style-name="P24"><text:span text:style-name="T24_1">Spot</text:span><text:span text:style-name="T24_2"><text:s/></text:span><text:span text:style-name="T24_3">warning</text:span><text:span text:style-name="T24_4"><text:s/></text:span><text:span text:style-name="T24_5">signs</text:span><text:span text:style-name="T24_6"><text:s/></text:span><text:span text:style-name="T24_7">of</text:span><text:span text:style-name="T24_8"><text:s/></text:span><text:span text:style-name="T24_9">things</text:span><text:span text:style-name="T24_10"><text:s/></text:span><text:span text:style-name="T24_11">going</text:span><text:span text:style-name="T24_12"><text:s/></text:span><text:span text:style-name="T24_13">wrong</text:span><text:span text:style-name="T24_14"><text:s/></text:span><text:span text:style-name="T24_15">and</text:span><text:span text:style-name="T24_16"><text:s/></text:span><text:span text:style-name="T24_17">provide</text:span><text:span text:style-name="T24_18"><text:s/></text:span><text:span text:style-name="T24_19">a</text:span><text:span text:style-name="T24_20"><text:s/></text:span><text:span text:style-name="T24_21">decisive</text:span><text:span text:style-name="T24_22"><text:s/></text:span><text:span text:style-name="T24_23">response</text:span><text:span text:style-name="T24_24"><text:s/></text:span><text:span text:style-name="T24_25">to</text:span><text:span text:style-name="T24_26"><text:s/></text:span><text:span text:style-name="T24_27">significant</text:span><text:span text:style-name="T24_28"><text:s/></text:span><text:span text:style-name="T24_29">delivery</text:span><text:span text:style-name="T24_30"><text:s/></text:span><text:span text:style-name="T24_31">challenges</text:span></text:p>
        </text:list-item>
      </text:list>
      <text:p text:style-name="P25"/>
      <text:p text:style-name="P26"/>
      <text:p text:style-name="P27"/>
      <text:p text:style-name="P28"/>
      <text:p text:style-name="P29"/>
      <text:p text:style-name="P30"><text:span text:style-name="T30_1">Making</text:span><text:span text:style-name="T30_2"><text:s/></text:span><text:span text:style-name="T30_3">Effective</text:span><text:span text:style-name="T30_4"><text:s/></text:span><text:span text:style-name="T30_5">Decisions</text:span></text:p>
      <text:p text:style-name="P31"/>
      <text:p text:style-name="P32"><text:span text:style-name="T32_1">Essential</text:span></text:p>
      <text:list text:style-name="LS3" xml:id="list10">
        <text:list-item>
          <text:p text:style-name="P33"><text:span text:style-name="T33_1">Draw</text:span><text:span text:style-name="T33_2"><text:s/></text:span><text:span text:style-name="T33_3">together</text:span><text:span text:style-name="T33_4"><text:s/></text:span><text:span text:style-name="T33_5">and</text:span><text:span text:style-name="T33_6"><text:s/></text:span><text:span text:style-name="T33_7">present</text:span><text:span text:style-name="T33_8"><text:s/></text:span><text:span text:style-name="T33_9">reasonable</text:span><text:span text:style-name="T33_10"><text:s/></text:span><text:span text:style-name="T33_11">conclusions</text:span><text:span text:style-name="T33_12"><text:s/></text:span><text:span text:style-name="T33_13">from</text:span><text:span text:style-name="T33_14"><text:s/></text:span><text:span text:style-name="T33_15">a</text:span><text:span text:style-name="T33_16"><text:s/></text:span><text:span text:style-name="T33_17">wide</text:span><text:span text:style-name="T33_18"><text:s/></text:span><text:span text:style-name="T33_19">range</text:span><text:span text:style-name="T33_20"><text:s/></text:span><text:span text:style-name="T33_21">of</text:span><text:span text:style-name="T33_22"><text:s/></text:span><text:span text:style-name="T33_23">incomplete</text:span><text:span text:style-name="T33_24"><text:s/></text:span><text:span text:style-name="T33_25">and</text:span><text:span text:style-name="T33_26"><text:s/></text:span><text:span text:style-name="T33_27">complex</text:span><text:span text:style-name="T33_28"><text:s/></text:span><text:span text:style-name="T33_29">evidence</text:span><text:span text:style-name="T33_30"><text:s/></text:span><text:span text:style-name="T33_31">and</text:span><text:span text:style-name="T33_32"><text:s/></text:span><text:span text:style-name="T33_33">data</text:span><text:span text:style-name="T33_34"><text:s/>–<text:s/></text:span><text:span text:style-name="T33_35">able</text:span><text:span text:style-name="T33_36"><text:s/></text:span><text:span text:style-name="T33_37">to</text:span><text:span text:style-name="T33_38"><text:s/></text:span><text:span text:style-name="T33_39">act</text:span><text:span text:style-name="T33_40"><text:s/></text:span><text:span text:style-name="T33_41">or</text:span><text:span text:style-name="T33_42"><text:s/></text:span><text:span text:style-name="T33_43">decide</text:span><text:span text:style-name="T33_44"><text:s/></text:span><text:span text:style-name="T33_45">even</text:span><text:span text:style-name="T33_46"><text:s/></text:span><text:span text:style-name="T33_47">when</text:span><text:span text:style-name="T33_48"><text:s/></text:span><text:span text:style-name="T33_49">details</text:span><text:span text:style-name="T33_50"><text:s/></text:span><text:span text:style-name="T33_51">are</text:span><text:span text:style-name="T33_52"><text:s/></text:span><text:span text:style-name="T33_53">not</text:span><text:span text:style-name="T33_54"><text:s/></text:span><text:span text:style-name="T33_55">clear</text:span><text:span text:style-name="T33_56"><text:s/></text:span></text:p>
        </text:list-item>
        <text:list-item>
          <text:p text:style-name="P34"><text:span text:style-name="T34_1">Push</text:span><text:span text:style-name="T34_2"><text:s/></text:span><text:span text:style-name="T34_3">decision</text:span><text:span text:style-name="T34_4"><text:s/></text:span><text:span text:style-name="T34_5">making</text:span><text:span text:style-name="T34_6"><text:s/></text:span><text:span text:style-name="T34_7">to</text:span><text:span text:style-name="T34_8"><text:s/></text:span><text:span text:style-name="T34_9">the</text:span><text:span text:style-name="T34_10"><text:s/></text:span><text:span text:style-name="T34_11">right</text:span><text:span text:style-name="T34_12"><text:s/></text:span><text:span text:style-name="T34_13">level</text:span><text:span text:style-name="T34_14"><text:s/></text:span><text:span text:style-name="T34_15">within</text:span><text:span text:style-name="T34_16"><text:s/></text:span><text:span text:style-name="T34_17">their</text:span><text:span text:style-name="T34_18"><text:s/></text:span><text:span text:style-name="T34_19">teams</text:span><text:span text:style-name="T34_20">,<text:s/></text:span><text:span text:style-name="T34_21">not</text:span><text:span text:style-name="T34_22"><text:s/></text:span><text:span text:style-name="T34_23">allow</text:span><text:span text:style-name="T34_24"><text:s/></text:span><text:span text:style-name="T34_25">unnecessary</text:span><text:span text:style-name="T34_26"><text:s/></text:span><text:span text:style-name="T34_27">bureaucracy</text:span><text:span text:style-name="T34_28"><text:s/></text:span><text:span text:style-name="T34_29">and</text:span><text:span text:style-name="T34_30"><text:s/></text:span><text:span text:style-name="T34_31">structure</text:span><text:span text:style-name="T34_32"><text:s/></text:span><text:span text:style-name="T34_33">to</text:span><text:span text:style-name="T34_34"><text:s/></text:span><text:span text:style-name="T34_35">suppress</text:span><text:span text:style-name="T34_36"><text:s/></text:span><text:span text:style-name="T34_37">innovation</text:span><text:span text:style-name="T34_38"><text:s/></text:span><text:span text:style-name="T34_39">and</text:span><text:span text:style-name="T34_40"><text:s/></text:span><text:span text:style-name="T34_41">delivery</text:span><text:span text:style-name="T34_42"><text:s/></text:span></text:p>
        </text:list-item>
      </text:list>
      <text:p text:style-name="P35"/>
      <text:p text:style-name="P36"><text:span text:style-name="T36_1">Engaging</text:span><text:span text:style-name="T36_2"><text:s/></text:span><text:span text:style-name="T36_3">People</text:span></text:p>
      <text:p text:style-name="P37"/>
      <text:p text:style-name="P38"><text:span text:style-name="T38_1">Leading</text:span><text:span text:style-name="T38_2"><text:s/></text:span><text:span text:style-name="T38_3">and</text:span><text:span text:style-name="T38_4"><text:s/></text:span><text:span text:style-name="T38_5">Communicating</text:span></text:p>
      <text:p text:style-name="P39"/>
      <text:p text:style-name="P40"><text:span text:style-name="T40_1">Essential</text:span></text:p>
      <text:list text:style-name="LS4" xml:id="list12">
        <text:list-item>
          <text:p text:style-name="P41"><text:span text:style-name="T41_1">Clarify</text:span><text:span text:style-name="T41_2"><text:s/></text:span><text:span text:style-name="T41_3">strategies</text:span><text:span text:style-name="T41_4"><text:s/></text:span><text:span text:style-name="T41_5">and</text:span><text:span text:style-name="T41_6"><text:s/></text:span><text:span text:style-name="T41_7">plans</text:span><text:span text:style-name="T41_8">,<text:s/></text:span><text:span text:style-name="T41_9">giving</text:span><text:span text:style-name="T41_10"><text:s/></text:span><text:span text:style-name="T41_11">clear</text:span><text:span text:style-name="T41_12"><text:s/></text:span><text:span text:style-name="T41_13">sense</text:span><text:span text:style-name="T41_14"><text:s/></text:span><text:span text:style-name="T41_15">of</text:span><text:span text:style-name="T41_16"><text:s/></text:span><text:span text:style-name="T41_17">direction</text:span><text:span text:style-name="T41_18"><text:s/></text:span><text:span text:style-name="T41_19">and</text:span><text:span text:style-name="T41_20"><text:s/></text:span><text:span text:style-name="T41_21">purpose</text:span><text:span text:style-name="T41_22"><text:s/></text:span><text:span text:style-name="T41_23">for</text:span><text:span text:style-name="T41_24"><text:s/></text:span><text:span text:style-name="T41_25">self</text:span><text:span text:style-name="T41_26"><text:s/></text:span><text:span text:style-name="T41_27">and</text:span><text:span text:style-name="T41_28"><text:s/></text:span><text:span text:style-name="T41_29">team</text:span><text:span text:style-name="T41_30"><text:s/></text:span></text:p>
        </text:list-item>
        <text:list-item>
          <text:p text:style-name="P42"><text:span text:style-name="T42_1">Confidently</text:span><text:span text:style-name="T42_2"><text:s/></text:span><text:span text:style-name="T42_3">engage</text:span><text:span text:style-name="T42_4"><text:s/></text:span><text:span text:style-name="T42_5">with</text:span><text:span text:style-name="T42_6"><text:s/></text:span><text:span text:style-name="T42_7">stakeholders</text:span><text:span text:style-name="T42_8"><text:s/></text:span><text:span text:style-name="T42_9">and</text:span><text:span text:style-name="T42_10"><text:s/></text:span><text:span text:style-name="T42_11">colleagues</text:span><text:span text:style-name="T42_12"><text:s/></text:span><text:span text:style-name="T42_13">at</text:span><text:span text:style-name="T42_14"><text:s/></text:span><text:span text:style-name="T42_15">all</text:span><text:span text:style-name="T42_16"><text:s/></text:span><text:span text:style-name="T42_17">levels</text:span><text:span text:style-name="T42_18"><text:s/></text:span><text:span text:style-name="T42_19">to</text:span><text:span text:style-name="T42_20"><text:s/></text:span><text:span text:style-name="T42_21">generate</text:span><text:span text:style-name="T42_22"><text:s/></text:span><text:span text:style-name="T42_23">commitment</text:span><text:span text:style-name="T42_24"><text:s/></text:span><text:span text:style-name="T42_25">to</text:span><text:span text:style-name="T42_26"><text:s/></text:span><text:span text:style-name="T42_27">goals</text:span><text:span text:style-name="T42_28"><text:s/></text:span></text:p>
        </text:list-item>
        <text:list-item>
          <text:p text:style-name="P43"><text:span text:style-name="T43_1">Be</text:span><text:span text:style-name="T43_2"><text:s/></text:span><text:span text:style-name="T43_3">visible</text:span><text:span text:style-name="T43_4"><text:s/></text:span><text:span text:style-name="T43_5">to</text:span><text:span text:style-name="T43_6"><text:s/></text:span><text:span text:style-name="T43_7">staff</text:span><text:span text:style-name="T43_8"><text:s/></text:span><text:span text:style-name="T43_9">and</text:span><text:span text:style-name="T43_10"><text:s/></text:span><text:span text:style-name="T43_11">stakeholders</text:span><text:span text:style-name="T43_12"><text:s/></text:span><text:span text:style-name="T43_13">and</text:span><text:span text:style-name="T43_14"><text:s/></text:span><text:span text:style-name="T43_15">regularly</text:span><text:span text:style-name="T43_16"><text:s/></text:span><text:span text:style-name="T43_17">undertake</text:span><text:span text:style-name="T43_18"><text:s/></text:span><text:span text:style-name="T43_19">activities</text:span><text:span text:style-name="T43_20"><text:s/></text:span><text:span text:style-name="T43_21">to</text:span><text:span text:style-name="T43_22"><text:s/></text:span><text:span text:style-name="T43_23">engage</text:span><text:span text:style-name="T43_24"><text:s/></text:span><text:span text:style-name="T43_25">and</text:span><text:span text:style-name="T43_26"><text:s/></text:span><text:span text:style-name="T43_27">build</text:span><text:span text:style-name="T43_28"><text:s/></text:span><text:span text:style-name="T43_29">trust</text:span><text:span text:style-name="T43_30"><text:s/></text:span><text:span text:style-name="T43_31">with</text:span><text:span text:style-name="T43_32"><text:s/></text:span><text:span text:style-name="T43_33">people</text:span><text:span text:style-name="T43_34"><text:s/></text:span><text:span text:style-name="T43_35">involved</text:span><text:span text:style-name="T43_36"><text:s/></text:span><text:span text:style-name="T43_37">in</text:span><text:span text:style-name="T43_38"><text:s/></text:span><text:span text:style-name="T43_39">area</text:span><text:span text:style-name="T43_40"><text:s/></text:span><text:span text:style-name="T43_41">of</text:span><text:span text:style-name="T43_42"><text:s/></text:span><text:span text:style-name="T43_43">work</text:span></text:p>
        </text:list-item>
        <text:list-item>
          <text:p text:style-name="P44"><text:span text:style-name="T44_1">Be</text:span><text:span text:style-name="T44_2"><text:s/></text:span><text:span text:style-name="T44_3">open</text:span><text:span text:style-name="T44_4"><text:s/></text:span><text:span text:style-name="T44_5">and</text:span><text:span text:style-name="T44_6"><text:s/></text:span><text:span text:style-name="T44_7">inviting</text:span><text:span text:style-name="T44_8"><text:s/></text:span><text:span text:style-name="T44_9">of</text:span><text:span text:style-name="T44_10"><text:s/></text:span><text:span text:style-name="T44_11">the</text:span><text:span text:style-name="T44_12"><text:s/></text:span><text:span text:style-name="T44_13">views</text:span><text:span text:style-name="T44_14"><text:s/></text:span><text:span text:style-name="T44_15">of</text:span><text:span text:style-name="T44_16"><text:s/></text:span><text:span text:style-name="T44_17">others</text:span><text:span text:style-name="T44_18"><text:s/></text:span><text:span text:style-name="T44_19">and</text:span><text:span text:style-name="T44_20"><text:s/></text:span><text:span text:style-name="T44_21">respond</text:span><text:span text:style-name="T44_22"><text:s/></text:span><text:span text:style-name="T44_23">despite</text:span><text:span text:style-name="T44_24"><text:s/></text:span><text:span text:style-name="T44_25">pressure</text:span><text:span text:style-name="T44_26"><text:s/></text:span><text:span text:style-name="T44_27">to</text:span><text:span text:style-name="T44_28"><text:s/></text:span><text:span text:style-name="T44_29">ignore</text:span><text:span text:style-name="T44_30">,<text:s/></text:span><text:span text:style-name="T44_31">revert</text:span><text:span text:style-name="T44_32"><text:s/></text:span><text:span text:style-name="T44_33">or</text:span><text:span text:style-name="T44_34"><text:s/></text:span><text:span text:style-name="T44_35">concede</text:span></text:p>
        </text:list-item>
      </text:list>
      <text:p text:style-name="P45"/>
      <text:p text:style-name="P46"><text:span text:style-name="T46_1">Collaborating</text:span><text:span text:style-name="T46_2"><text:s/></text:span><text:span text:style-name="T46_3">and</text:span><text:span text:style-name="T46_4"><text:s/></text:span><text:span text:style-name="T46_5">Partnering</text:span></text:p>
      <text:p text:style-name="P47"/>
      <text:p text:style-name="P48"><text:span text:style-name="T48_1">Essential</text:span></text:p>
      <text:list text:style-name="LS5" xml:id="list16">
        <text:list-item>
          <text:p text:style-name="P49"><text:span text:style-name="T49_1">Actively</text:span><text:span text:style-name="T49_2"><text:s/></text:span><text:span text:style-name="T49_3">build</text:span><text:span text:style-name="T49_4"><text:s/></text:span><text:span text:style-name="T49_5">and</text:span><text:span text:style-name="T49_6"><text:s/></text:span><text:span text:style-name="T49_7">maintain</text:span><text:span text:style-name="T49_8"><text:s/></text:span><text:span text:style-name="T49_9">a</text:span><text:span text:style-name="T49_10"><text:s/></text:span><text:span text:style-name="T49_11">network</text:span><text:span text:style-name="T49_12"><text:s/></text:span><text:span text:style-name="T49_13">of</text:span><text:span text:style-name="T49_14"><text:s/></text:span><text:span text:style-name="T49_15">colleagues</text:span><text:span text:style-name="T49_16"><text:s/></text:span><text:span text:style-name="T49_17">and</text:span><text:span text:style-name="T49_18"><text:s/></text:span><text:span text:style-name="T49_19">contacts</text:span><text:span text:style-name="T49_20"><text:s/></text:span><text:span text:style-name="T49_21">to</text:span><text:span text:style-name="T49_22"><text:s/></text:span><text:span text:style-name="T49_23">achieve</text:span><text:span text:style-name="T49_24"><text:s/></text:span><text:span text:style-name="T49_25">progress</text:span><text:span text:style-name="T49_26"><text:s/></text:span><text:span text:style-name="T49_27">on</text:span><text:span text:style-name="T49_28"><text:s/></text:span><text:span text:style-name="T49_29">objectives</text:span><text:span text:style-name="T49_30"><text:s/></text:span><text:span text:style-name="T49_31">and</text:span><text:span text:style-name="T49_32"><text:s/></text:span><text:span text:style-name="T49_33">shared</text:span><text:span text:style-name="T49_34"><text:s/></text:span><text:span text:style-name="T49_35">interests</text:span></text:p>
        </text:list-item>
        <text:list-item>
          <text:p text:style-name="P50"><text:span text:style-name="T50_1">Effectively</text:span><text:span text:style-name="T50_2"><text:s/></text:span><text:span text:style-name="T50_3">manage</text:span><text:span text:style-name="T50_4"><text:s/></text:span><text:span text:style-name="T50_5">team</text:span><text:span text:style-name="T50_6"><text:s/></text:span><text:span text:style-name="T50_7">dynamics</text:span><text:span text:style-name="T50_8"><text:s/></text:span><text:span text:style-name="T50_9">when</text:span><text:span text:style-name="T50_10"><text:s/></text:span><text:span text:style-name="T50_11">working</text:span><text:span text:style-name="T50_12"><text:s/></text:span><text:span text:style-name="T50_13">across</text:span><text:span text:style-name="T50_14"><text:s/></text:span><text:span text:style-name="T50_15">departmental</text:span><text:span text:style-name="T50_16"><text:s/></text:span><text:span text:style-name="T50_17">and</text:span><text:span text:style-name="T50_18"><text:s/></text:span><text:span text:style-name="T50_19">other</text:span><text:span text:style-name="T50_20"><text:s/></text:span><text:span text:style-name="T50_21">boundaries</text:span></text:p>
        </text:list-item>
        <text:list-item>
          <text:p text:style-name="P51"><text:span text:style-name="T51_1">Actively</text:span><text:span text:style-name="T51_2"><text:s/></text:span><text:span text:style-name="T51_3">involve</text:span><text:span text:style-name="T51_4"><text:s/></text:span><text:span text:style-name="T51_5">partners</text:span><text:span text:style-name="T51_6"><text:s/></text:span><text:span text:style-name="T51_7">to</text:span><text:span text:style-name="T51_8"><text:s/></text:span><text:span text:style-name="T51_9">deliver</text:span><text:span text:style-name="T51_10"><text:s/></text:span><text:span text:style-name="T51_11">a</text:span><text:span text:style-name="T51_12"><text:s/></text:span><text:span text:style-name="T51_13">business</text:span><text:span text:style-name="T51_14"><text:s/></text:span><text:span text:style-name="T51_15">outcome</text:span><text:span text:style-name="T51_16"><text:s/></text:span><text:span text:style-name="T51_17">through</text:span><text:span text:style-name="T51_18"><text:s/></text:span><text:span text:style-name="T51_19">collaboration</text:span><text:span text:style-name="T51_20"><text:s/></text:span><text:span text:style-name="T51_21">that</text:span><text:span text:style-name="T51_22"><text:s/></text:span><text:span text:style-name="T51_23">achieves</text:span><text:span text:style-name="T51_24"><text:s/></text:span><text:span text:style-name="T51_25">a</text:span><text:span text:style-name="T51_26"><text:s/></text:span><text:span text:style-name="T51_27">better</text:span><text:span text:style-name="T51_28"><text:s/></text:span><text:span text:style-name="T51_29">result</text:span><text:span text:style-name="T51_30"><text:s/></text:span><text:span text:style-name="T51_31">for</text:span><text:span text:style-name="T51_32"><text:s/></text:span><text:span text:style-name="T51_33">citizens</text:span></text:p>
        </text:list-item>
        <text:list-item>
          <text:p text:style-name="P52"><text:span text:style-name="T52_1">Seek</text:span><text:span text:style-name="T52_2"><text:s/></text:span><text:span text:style-name="T52_3">constructive</text:span><text:span text:style-name="T52_4"><text:s/></text:span><text:span text:style-name="T52_5">outcomes</text:span><text:span text:style-name="T52_6"><text:s/></text:span><text:span text:style-name="T52_7">in</text:span><text:span text:style-name="T52_8"><text:s/></text:span><text:span text:style-name="T52_9">discussions</text:span><text:span text:style-name="T52_10">,<text:s/></text:span><text:span text:style-name="T52_11">challenge</text:span><text:span text:style-name="T52_12"><text:s/></text:span><text:span text:style-name="T52_13">assumptions</text:span><text:span text:style-name="T52_14"><text:s/></text:span><text:span text:style-name="T52_15">but</text:span><text:span text:style-name="T52_16"><text:s/></text:span><text:span text:style-name="T52_17">remain</text:span><text:span text:style-name="T52_18"><text:s/></text:span><text:span text:style-name="T52_19">willing</text:span><text:span text:style-name="T52_20"><text:s/></text:span><text:span text:style-name="T52_21">to</text:span><text:span text:style-name="T52_22"><text:s/></text:span><text:span text:style-name="T52_23">compromise</text:span><text:span text:style-name="T52_24"><text:s/></text:span><text:span text:style-name="T52_25">when</text:span><text:span text:style-name="T52_26"><text:s/></text:span><text:span text:style-name="T52_27">it</text:span><text:span text:style-name="T52_28"><text:s/></text:span><text:span text:style-name="T52_29">is</text:span><text:span text:style-name="T52_30"><text:s/></text:span><text:span text:style-name="T52_31">beneficial</text:span><text:span text:style-name="T52_32"><text:s/></text:span><text:span text:style-name="T52_33">to</text:span><text:span text:style-name="T52_34"><text:s/></text:span><text:span text:style-name="T52_35">progress</text:span></text:p>
        </text:list-item>
      </text:list>
      <text:p text:style-name="P53"/>
      <text:p text:style-name="P54"/>
      <text:p text:style-name="P55"/>
      <text:p text:style-name="P56"/>
      <text:p text:style-name="P57"><text:span text:style-name="T57_1">Delivering</text:span><text:span text:style-name="T57_2"><text:s/></text:span><text:span text:style-name="T57_3">Results</text:span></text:p>
      <text:p text:style-name="P58"/>
      <text:p text:style-name="P59"><text:span text:style-name="T59_1">Delivering</text:span><text:span text:style-name="T59_2"><text:s/></text:span><text:span text:style-name="T59_3">at</text:span><text:span text:style-name="T59_4"><text:s/></text:span><text:span text:style-name="T59_5">Pace</text:span></text:p>
      <text:p text:style-name="P60"/>
      <text:p text:style-name="P61"><text:span text:style-name="T61_1">Essential</text:span></text:p>
      <text:list text:style-name="LS6" xml:id="list20">
        <text:list-item>
          <text:p text:style-name="P62"><text:span text:style-name="T62_1">Clarify</text:span><text:span text:style-name="T62_2"><text:s/></text:span><text:span text:style-name="T62_3">business</text:span><text:span text:style-name="T62_4"><text:s/></text:span><text:span text:style-name="T62_5">priorities</text:span><text:span text:style-name="T62_6">,<text:s/></text:span><text:span text:style-name="T62_7">roles</text:span><text:span text:style-name="T62_8"><text:s/></text:span><text:span text:style-name="T62_9">and</text:span><text:span text:style-name="T62_10"><text:s/></text:span><text:span text:style-name="T62_11">responsibilities</text:span><text:span text:style-name="T62_12"><text:s/></text:span><text:span text:style-name="T62_13">and</text:span><text:span text:style-name="T62_14"><text:s/></text:span><text:span text:style-name="T62_15">secure</text:span><text:span text:style-name="T62_16"><text:s/></text:span><text:span text:style-name="T62_17">individual</text:span><text:span text:style-name="T62_18"><text:s/></text:span><text:span text:style-name="T62_19">and</text:span><text:span text:style-name="T62_20"><text:s/></text:span><text:span text:style-name="T62_21">team</text:span><text:span text:style-name="T62_22"><text:s/></text:span><text:span text:style-name="T62_23">ownership</text:span></text:p>
        </text:list-item>
        <text:list-item>
          <text:p text:style-name="P63"><text:span text:style-name="T63_1">Act</text:span><text:span text:style-name="T63_2"><text:s/></text:span><text:span text:style-name="T63_3">as</text:span><text:span text:style-name="T63_4"><text:s/></text:span><text:span text:style-name="T63_5">a</text:span><text:span text:style-name="T63_6"><text:s/></text:span><text:span text:style-name="T63_7">role</text:span><text:span text:style-name="T63_8"><text:s/></text:span><text:span text:style-name="T63_9">model</text:span><text:span text:style-name="T63_10"><text:s/></text:span><text:span text:style-name="T63_11">in</text:span><text:span text:style-name="T63_12"><text:s/></text:span><text:span text:style-name="T63_13">supporting</text:span><text:span text:style-name="T63_14"><text:s/></text:span><text:span text:style-name="T63_15">and</text:span><text:span text:style-name="T63_16"><text:s/></text:span><text:span text:style-name="T63_17">energising</text:span><text:span text:style-name="T63_18"><text:s/></text:span><text:span text:style-name="T63_19">teams</text:span><text:span text:style-name="T63_20"><text:s/></text:span><text:span text:style-name="T63_21">to</text:span><text:span text:style-name="T63_22"><text:s/></text:span><text:span text:style-name="T63_23">build</text:span><text:span text:style-name="T63_24"><text:s/></text:span><text:span text:style-name="T63_25">confidence</text:span><text:span text:style-name="T63_26"><text:s/></text:span><text:span text:style-name="T63_27">in</text:span><text:span text:style-name="T63_28"><text:s/></text:span><text:span text:style-name="T63_29">their</text:span><text:span text:style-name="T63_30"><text:s/></text:span><text:span text:style-name="T63_31">ability</text:span><text:span text:style-name="T63_32"><text:s/></text:span><text:span text:style-name="T63_33">to</text:span><text:span text:style-name="T63_34"><text:s/></text:span><text:span text:style-name="T63_35">deliver</text:span><text:span text:style-name="T63_36"><text:s/></text:span><text:span text:style-name="T63_37">outcomes</text:span></text:p>
        </text:list-item>
        <text:list-item>
          <text:p text:style-name="P64"><text:span text:style-name="T64_1">Maintain</text:span><text:span text:style-name="T64_2"><text:s/></text:span><text:span text:style-name="T64_3">effective</text:span><text:span text:style-name="T64_4"><text:s/></text:span><text:span text:style-name="T64_5">performance</text:span><text:span text:style-name="T64_6"><text:s/></text:span><text:span text:style-name="T64_7">in</text:span><text:span text:style-name="T64_8"><text:s/></text:span><text:span text:style-name="T64_9">difficult</text:span><text:span text:style-name="T64_10"><text:s/></text:span><text:span text:style-name="T64_11">and</text:span><text:span text:style-name="T64_12"><text:s/></text:span><text:span text:style-name="T64_13">challenging</text:span><text:span text:style-name="T64_14"><text:s/></text:span><text:span text:style-name="T64_15">circumstances</text:span><text:span text:style-name="T64_16">,<text:s/></text:span><text:span text:style-name="T64_17">encouraging</text:span><text:span text:style-name="T64_18"><text:s/></text:span><text:span text:style-name="T64_19">others</text:span><text:span text:style-name="T64_20"><text:s/></text:span><text:span text:style-name="T64_21">to</text:span><text:span text:style-name="T64_22"><text:s/></text:span><text:span text:style-name="T64_23">do</text:span><text:span text:style-name="T64_24"><text:s/></text:span><text:span text:style-name="T64_25">the</text:span><text:span text:style-name="T64_26"><text:s/></text:span><text:span text:style-name="T64_27">same</text:span></text:p>
        </text:list-item>
      </text:list>
      <text:p text:style-name="P65"/>
      <text:p text:style-name="P66"><text:span text:style-name="T66_1">Managing</text:span><text:span text:style-name="T66_2"><text:s/></text:span><text:span text:style-name="T66_3">a</text:span><text:span text:style-name="T66_4"><text:s/></text:span><text:span text:style-name="T66_5">Quality</text:span><text:span text:style-name="T66_6"><text:s/></text:span><text:span text:style-name="T66_7">Service</text:span></text:p>
      <text:p text:style-name="P67"/>
      <text:p text:style-name="P68"><text:span text:style-name="T68_1">Essential</text:span></text:p>
      <text:list text:style-name="LS7" xml:id="list23">
        <text:list-item>
          <text:p text:style-name="P69"><text:span text:style-name="T69_1">Exemplify</text:span><text:span text:style-name="T69_2"><text:s/></text:span><text:span text:style-name="T69_3">positive</text:span><text:span text:style-name="T69_4"><text:s/></text:span><text:span text:style-name="T69_5">customer</text:span><text:span text:style-name="T69_6"><text:s/></text:span><text:span text:style-name="T69_7">service</text:span><text:span text:style-name="T69_8"><text:s/></text:span><text:span text:style-name="T69_9">behaviours</text:span><text:span text:style-name="T69_10"><text:s/></text:span><text:span text:style-name="T69_11">and</text:span><text:span text:style-name="T69_12"><text:s/></text:span><text:span text:style-name="T69_13">promote</text:span><text:span text:style-name="T69_14"><text:s/></text:span><text:span text:style-name="T69_15">a</text:span><text:span text:style-name="T69_16"><text:s/></text:span><text:span text:style-name="T69_17">culture</text:span><text:span text:style-name="T69_18"><text:s/></text:span><text:span text:style-name="T69_19">focused</text:span><text:span text:style-name="T69_20"><text:s/></text:span><text:span text:style-name="T69_21">on</text:span><text:span text:style-name="T69_22"><text:s/></text:span><text:span text:style-name="T69_23">ensuring</text:span><text:span text:style-name="T69_24"><text:s/></text:span><text:span text:style-name="T69_25">customer</text:span><text:span text:style-name="T69_26"><text:s/></text:span><text:span text:style-name="T69_27">needs</text:span><text:span text:style-name="T69_28"><text:s/></text:span><text:span text:style-name="T69_29">are</text:span><text:span text:style-name="T69_30"><text:s/></text:span><text:span text:style-name="T69_31">met</text:span></text:p>
        </text:list-item>
        <text:list-item>
          <text:p text:style-name="P70"><text:span text:style-name="T70_1">Establish</text:span><text:span text:style-name="T70_2"><text:s/></text:span><text:span text:style-name="T70_3">how</text:span><text:span text:style-name="T70_4"><text:s/></text:span><text:span text:style-name="T70_5">the</text:span><text:span text:style-name="T70_6"><text:s/></text:span><text:span text:style-name="T70_7">business</text:span><text:span text:style-name="T70_8"><text:s/></text:span><text:span text:style-name="T70_9">area</text:span><text:span text:style-name="T70_10"><text:s/></text:span><text:span text:style-name="T70_11">compares</text:span><text:span text:style-name="T70_12"><text:s/></text:span><text:span text:style-name="T70_13">to</text:span><text:span text:style-name="T70_14"><text:s/></text:span><text:span text:style-name="T70_15">customer</text:span><text:span text:style-name="T70_16"><text:s/></text:span><text:span text:style-name="T70_17">service</text:span><text:span text:style-name="T70_18"><text:s/></text:span><text:span text:style-name="T70_19">expectations</text:span><text:span text:style-name="T70_20"><text:s/></text:span><text:span text:style-name="T70_21">and</text:span><text:span text:style-name="T70_22"><text:s/></text:span><text:span text:style-name="T70_23">industry</text:span><text:span text:style-name="T70_24"><text:s/></text:span><text:span text:style-name="T70_25">best</text:span><text:span text:style-name="T70_26"><text:s/></text:span><text:span text:style-name="T70_27">practice</text:span><text:span text:style-name="T70_28"><text:s/></text:span><text:span text:style-name="T70_29">and</text:span><text:span text:style-name="T70_30"><text:s/></text:span><text:span text:style-name="T70_31">identify</text:span><text:span text:style-name="T70_32"><text:s/></text:span><text:span text:style-name="T70_33">necessary</text:span><text:span text:style-name="T70_34"><text:s/></text:span><text:span text:style-name="T70_35">improvements</text:span><text:span text:style-name="T70_36"><text:s/></text:span><text:span text:style-name="T70_37">in</text:span><text:span text:style-name="T70_38"><text:s/></text:span><text:span text:style-name="T70_39">plan</text:span></text:p>
        </text:list-item>
        <text:list-item>
          <text:p text:style-name="P71"><text:span text:style-name="T71_1">Ensure</text:span><text:span text:style-name="T71_2"><text:s/></text:span><text:span text:style-name="T71_3">the</text:span><text:span text:style-name="T71_4"><text:s/></text:span><text:span text:style-name="T71_5">service</text:span><text:span text:style-name="T71_6"><text:s/></text:span><text:span text:style-name="T71_7">offer</text:span><text:span text:style-name="T71_8"><text:s/></text:span><text:span text:style-name="T71_9">thoroughly</text:span><text:span text:style-name="T71_10"><text:s/></text:span><text:span text:style-name="T71_11">considers</text:span><text:span text:style-name="T71_12"><text:s/></text:span><text:span text:style-name="T71_13">customers</text:span><text:span text:style-name="T71_14"><text:s/></text:span><text:span text:style-name="T71_15">needs</text:span><text:span text:style-name="T71_16"><text:s/></text:span><text:span text:style-name="T71_17">and</text:span><text:span text:style-name="T71_18"><text:s/></text:span><text:span text:style-name="T71_19">a</text:span><text:span text:style-name="T71_20"><text:s/></text:span><text:span text:style-name="T71_21">broad</text:span><text:span text:style-name="T71_22"><text:s/></text:span><text:span text:style-name="T71_23">range</text:span><text:span text:style-name="T71_24"><text:s/></text:span><text:span text:style-name="T71_25">of</text:span><text:span text:style-name="T71_26"><text:s/></text:span><text:span text:style-name="T71_27">available</text:span><text:span text:style-name="T71_28"><text:s/></text:span><text:span text:style-name="T71_29">methods</text:span><text:span text:style-name="T71_30"><text:s/></text:span><text:span text:style-name="T71_31">to</text:span><text:span text:style-name="T71_32"><text:s/></text:span><text:span text:style-name="T71_33">meet</text:span><text:span text:style-name="T71_34"><text:s/></text:span><text:span text:style-name="T71_35">this</text:span><text:span text:style-name="T71_36">,<text:s/></text:span><text:span text:style-name="T71_37">including</text:span><text:span text:style-name="T71_38"><text:s/></text:span><text:span text:style-name="T71_39">new</text:span><text:span text:style-name="T71_40"><text:s/></text:span><text:span text:style-name="T71_41">technology</text:span><text:span text:style-name="T71_42"><text:s/></text:span><text:span text:style-name="T71_43">where</text:span><text:span text:style-name="T71_44"><text:s/></text:span><text:span text:style-name="T71_45">relevant</text:span></text:p>
        </text:list-item>
      </text:list>
      <text:p text:style-name="P72"/>
      <text:p text:style-name="P73"><text:span text:style-name="T73_1">Specialist</text:span><text:span text:style-name="T73_2"><text:s/></text:span><text:span text:style-name="T73_3">Skills</text:span><text:span text:style-name="T73_4"><text:s/>/<text:s/></text:span><text:span text:style-name="T73_5">Expertise</text:span></text:p>
      <text:p text:style-name="P74"><text:span text:style-name="T74_1"><text:line-break/></text:span></text:p>
      <text:p text:style-name="P75"><text:span text:style-name="T75_1">Essential</text:span></text:p>
      <text:list text:style-name="LS8" xml:id="list26">
        <text:list-item>
          <text:p text:style-name="P76"><text:span text:style-name="T76_1">Demonstrates</text:span><text:span text:style-name="T76_2"><text:s/></text:span><text:span text:style-name="T76_3">expertise</text:span><text:span text:style-name="T76_4"><text:s/></text:span><text:span text:style-name="T76_5">designing</text:span><text:span text:style-name="T76_6"><text:s/></text:span><text:span text:style-name="T76_7">interactions</text:span><text:span text:style-name="T76_8"><text:s/></text:span><text:span text:style-name="T76_9">professionally</text:span><text:span text:style-name="T76_10"><text:s/></text:span><text:span text:style-name="T76_11">for</text:span><text:span text:style-name="T76_12"><text:s/></text:span><text:span text:style-name="T76_13">the</text:span><text:span text:style-name="T76_14"><text:s/></text:span><text:span text:style-name="T76_15">web</text:span><text:span text:style-name="T76_16"><text:s/></text:span><text:span text:style-name="T76_17">and</text:span><text:span text:style-name="T76_18"><text:s/></text:span><text:span text:style-name="T76_19">mobile</text:span><text:span text:style-name="T76_20">.</text:span></text:p>
        </text:list-item>
        <text:list-item>
          <text:p text:style-name="P77"><text:span text:style-name="T77_1">Solid</text:span><text:span text:style-name="T77_2"><text:s/></text:span><text:span text:style-name="T77_3">experience</text:span><text:span text:style-name="T77_4"><text:s/></text:span><text:span text:style-name="T77_5">of</text:span><text:span text:style-name="T77_6"><text:s/></text:span><text:span text:style-name="T77_7">web</text:span><text:span text:style-name="T77_8"><text:s/></text:span><text:span text:style-name="T77_9">and</text:span><text:span text:style-name="T77_10"><text:s/></text:span><text:span text:style-name="T77_11">mobile</text:span><text:span text:style-name="T77_12"><text:s/></text:span><text:span text:style-name="T77_13">application</text:span><text:span text:style-name="T77_14"><text:s/></text:span><text:span text:style-name="T77_15">interface</text:span><text:span text:style-name="T77_16"><text:s/></text:span><text:span text:style-name="T77_17">design</text:span><text:span text:style-name="T77_18">.<text:s/></text:span><text:span text:style-name="T77_19">Core</text:span><text:span text:style-name="T77_20"><text:s/></text:span><text:span text:style-name="T77_21">skills</text:span><text:span text:style-name="T77_22">:<text:s/></text:span><text:span text:style-name="T77_23">sketching</text:span><text:span text:style-name="T77_24">,<text:s/></text:span><text:span text:style-name="T77_25">design</text:span><text:span text:style-name="T77_26"><text:s/></text:span><text:span text:style-name="T77_27">production</text:span><text:span text:style-name="T77_28">,<text:s/></text:span><text:span text:style-name="T77_29">hand</text:span><text:span text:style-name="T77_30">-</text:span><text:span text:style-name="T77_31">coded</text:span><text:span text:style-name="T77_32"><text:s/></text:span><text:span text:style-name="T77_33">HTML</text:span><text:span text:style-name="T77_34"><text:s/>&amp;<text:s/></text:span><text:span text:style-name="T77_35">CSS</text:span><text:span text:style-name="T77_36">,<text:s/></text:span><text:span text:style-name="T77_37">rapid</text:span><text:span text:style-name="T77_38"><text:s/></text:span><text:span text:style-name="T77_39">prototyping</text:span><text:span text:style-name="T77_40">.</text:span></text:p>
        </text:list-item>
        <text:list-item>
          <text:p text:style-name="P78"><text:span text:style-name="T78_1">Experience</text:span><text:span text:style-name="T78_2"><text:s/></text:span><text:span text:style-name="T78_3">working</text:span><text:span text:style-name="T78_4"><text:s/></text:span><text:span text:style-name="T78_5">within</text:span><text:span text:style-name="T78_6"><text:s/></text:span><text:span text:style-name="T78_7">an</text:span><text:span text:style-name="T78_8"><text:s/></text:span><text:span text:style-name="T78_9">agile</text:span><text:span text:style-name="T78_10">,<text:s/></text:span><text:span text:style-name="T78_11">multi</text:span><text:span text:style-name="T78_12">-</text:span><text:span text:style-name="T78_13">disciplinary</text:span><text:span text:style-name="T78_14"><text:s/></text:span><text:span text:style-name="T78_15">team</text:span><text:span text:style-name="T78_16"><text:s/></text:span><text:span text:style-name="T78_17">environment</text:span><text:span text:style-name="T78_18">,<text:s/></text:span><text:span text:style-name="T78_19">and</text:span><text:span text:style-name="T78_20"><text:s/></text:span><text:span text:style-name="T78_21">ability</text:span><text:span text:style-name="T78_22"><text:s/></text:span><text:span text:style-name="T78_23">to</text:span><text:span text:style-name="T78_24"><text:s/></text:span><text:span text:style-name="T78_25">deliver</text:span><text:span text:style-name="T78_26"><text:s/></text:span><text:span text:style-name="T78_27">iterative</text:span><text:span text:style-name="T78_28"><text:s/></text:span><text:span text:style-name="T78_29">design</text:span><text:span text:style-name="T78_30"><text:s/></text:span><text:span text:style-name="T78_31">components</text:span><text:span text:style-name="T78_32"><text:s/>(</text:span><text:span text:style-name="T78_33">including</text:span><text:span text:style-name="T78_34"><text:s/></text:span><text:span text:style-name="T78_35">user</text:span><text:span text:style-name="T78_36"><text:s/></text:span><text:span text:style-name="T78_37">journeys</text:span><text:span text:style-name="T78_38">)<text:s/></text:span><text:span text:style-name="T78_39">to</text:span><text:span text:style-name="T78_40"><text:s/></text:span><text:span text:style-name="T78_41">the</text:span><text:span text:style-name="T78_42"><text:s/></text:span><text:span text:style-name="T78_43">development</text:span><text:span text:style-name="T78_44"><text:s/></text:span><text:span text:style-name="T78_45">team</text:span><text:span text:style-name="T78_46">.</text:span></text:p>
        </text:list-item>
      </text:list>
      <text:p text:style-name="P79"/>
      <text:p text:style-name="P80"/>
      <text:p text:style-name="P81"/>
      <text:p text:style-name="P8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635cm" fo:margin-bottom="0.14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494cm" fo:margin-bottom="0.141cm" fo:margin-left="0cm" fo:margin-right="0cm" style:writing-mode="lr-tb"/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23cm" fo:margin-bottom="0.071cm" fo:margin-left="0cm" fo:margin-right="0cm" style:writing-mode="lr-tb"/>
      <style:text-properties style:text-line-through-style="none" fo:font-style="italic" style:font-style-asian="italic" style:font-style-complex="italic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388cm" fo:margin-bottom="0.071cm" fo:margin-left="0cm" fo:margin-right="0cm" style:writing-mode="lr-tb"/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353cm" fo:margin-bottom="0.071cm" fo:margin-left="0cm" fo:margin-right="0cm" style:writing-mode="lr-tb"/>
      <style:text-properties style:text-line-through-style="none" fo:font-style="italic" style:font-style-asian="italic" style:font-style-complex="italic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style:style style:name="List1Level0" style:family="text">
      <style:text-properties style:font-name="Arial" fo:font-size="10pt" style:font-name-asian="Arial" style:font-size-asian="10pt" style:font-name-complex="Arial" style:font-size-complex="10pt"/>
    </style:style>
    <style:style style:name="List1Level1" style:family="text">
      <style:text-properties style:font-name="Arial" fo:font-size="10pt" style:font-name-asian="Arial" style:font-size-asian="10pt" style:font-name-complex="Arial" style:font-size-complex="10pt"/>
    </style:style>
    <style:style style:name="List1Level2" style:family="text">
      <style:text-properties style:font-name="Arial" fo:font-size="10pt" style:font-name-asian="Arial" style:font-size-asian="10pt" style:font-name-complex="Arial" style:font-size-complex="10pt"/>
    </style:style>
    <style:style style:name="List1Level3" style:family="text">
      <style:text-properties style:font-name="Arial" fo:font-size="10pt" style:font-name-asian="Arial" style:font-size-asian="10pt" style:font-name-complex="Arial" style:font-size-complex="10pt"/>
    </style:style>
    <style:style style:name="List1Level4" style:family="text">
      <style:text-properties style:font-name="Arial" fo:font-size="10pt" style:font-name-asian="Arial" style:font-size-asian="10pt" style:font-name-complex="Arial" style:font-size-complex="10pt"/>
    </style:style>
    <style:style style:name="List1Level5" style:family="text">
      <style:text-properties style:font-name="Arial" fo:font-size="10pt" style:font-name-asian="Arial" style:font-size-asian="10pt" style:font-name-complex="Arial" style:font-size-complex="10pt"/>
    </style:style>
    <style:style style:name="List1Level6" style:family="text">
      <style:text-properties style:font-name="Arial" fo:font-size="10pt" style:font-name-asian="Arial" style:font-size-asian="10pt" style:font-name-complex="Arial" style:font-size-complex="10pt"/>
    </style:style>
    <style:style style:name="List1Level7" style:family="text">
      <style:text-properties style:font-name="Arial" fo:font-size="10pt" style:font-name-asian="Arial" style:font-size-asian="10pt" style:font-name-complex="Arial" style:font-size-complex="10pt"/>
    </style:style>
    <style:style style:name="List1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6Level0" style:family="text">
      <style:text-properties style:font-name="Arial" style:font-name-asian="Arial" style:font-name-complex="Arial"/>
    </style:style>
    <style:style style:name="List6Level1" style:family="text">
      <style:text-properties style:font-name="Arial" style:font-name-asian="Arial" style:font-name-complex="Arial"/>
    </style:style>
    <style:style style:name="List6Level2" style:family="text">
      <style:text-properties style:font-name="Arial" style:font-name-asian="Arial" style:font-name-complex="Arial"/>
    </style:style>
    <style:style style:name="List6Level3" style:family="text">
      <style:text-properties style:font-name="Arial" style:font-name-asian="Arial" style:font-name-complex="Arial"/>
    </style:style>
    <style:style style:name="List6Level4" style:family="text">
      <style:text-properties style:font-name="Arial" style:font-name-asian="Arial" style:font-name-complex="Arial"/>
    </style:style>
    <style:style style:name="List6Level5" style:family="text">
      <style:text-properties style:font-name="Arial" style:font-name-asian="Arial" style:font-name-complex="Arial"/>
    </style:style>
    <style:style style:name="List6Level6" style:family="text">
      <style:text-properties style:font-name="Arial" style:font-name-asian="Arial" style:font-name-complex="Arial"/>
    </style:style>
    <style:style style:name="List6Level7" style:family="text">
      <style:text-properties style:font-name="Arial" style:font-name-asian="Arial" style:font-name-complex="Arial"/>
    </style:style>
    <style:style style:name="List6Level8" style:family="text">
      <style:text-properties style:font-name="Arial" style:font-name-asian="Arial" style:font-name-complex="Arial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6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6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6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6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6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6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7Level0" style:family="text">
      <style:text-properties style:font-name="Arial" style:font-name-asian="Arial" style:font-name-complex="Arial"/>
    </style:style>
    <style:style style:name="List7Level1" style:family="text">
      <style:text-properties style:font-name="Arial" style:font-name-asian="Arial" style:font-name-complex="Arial"/>
    </style:style>
    <style:style style:name="List7Level2" style:family="text">
      <style:text-properties style:font-name="Arial" style:font-name-asian="Arial" style:font-name-complex="Arial"/>
    </style:style>
    <style:style style:name="List7Level3" style:family="text">
      <style:text-properties style:font-name="Arial" style:font-name-asian="Arial" style:font-name-complex="Arial"/>
    </style:style>
    <style:style style:name="List7Level4" style:family="text">
      <style:text-properties style:font-name="Arial" style:font-name-asian="Arial" style:font-name-complex="Arial"/>
    </style:style>
    <style:style style:name="List7Level5" style:family="text">
      <style:text-properties style:font-name="Arial" style:font-name-asian="Arial" style:font-name-complex="Arial"/>
    </style:style>
    <style:style style:name="List7Level6" style:family="text">
      <style:text-properties style:font-name="Arial" style:font-name-asian="Arial" style:font-name-complex="Arial"/>
    </style:style>
    <style:style style:name="List7Level7" style:family="text">
      <style:text-properties style:font-name="Arial" style:font-name-asian="Arial" style:font-name-complex="Arial"/>
    </style:style>
    <style:style style:name="List7Level8" style:family="text">
      <style:text-properties style:font-name="Arial" style:font-name-asian="Arial" style:font-name-complex="Arial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7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7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7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7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7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7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8Level0" style:family="text">
      <style:text-properties style:font-name="Arial" fo:font-size="10pt" style:font-name-asian="Arial" style:font-size-asian="10pt" style:font-name-complex="Arial" style:font-size-complex="10pt"/>
    </style:style>
    <style:style style:name="List8Level1" style:family="text">
      <style:text-properties style:font-name="Arial" fo:font-size="10pt" style:font-name-asian="Arial" style:font-size-asian="10pt" style:font-name-complex="Arial" style:font-size-complex="10pt"/>
    </style:style>
    <style:style style:name="List8Level2" style:family="text">
      <style:text-properties style:font-name="Arial" fo:font-size="10pt" style:font-name-asian="Arial" style:font-size-asian="10pt" style:font-name-complex="Arial" style:font-size-complex="10pt"/>
    </style:style>
    <style:style style:name="List8Level3" style:family="text">
      <style:text-properties style:font-name="Arial" fo:font-size="10pt" style:font-name-asian="Arial" style:font-size-asian="10pt" style:font-name-complex="Arial" style:font-size-complex="10pt"/>
    </style:style>
    <style:style style:name="List8Level4" style:family="text">
      <style:text-properties style:font-name="Arial" fo:font-size="10pt" style:font-name-asian="Arial" style:font-size-asian="10pt" style:font-name-complex="Arial" style:font-size-complex="10pt"/>
    </style:style>
    <style:style style:name="List8Level5" style:family="text">
      <style:text-properties style:font-name="Arial" fo:font-size="10pt" style:font-name-asian="Arial" style:font-size-asian="10pt" style:font-name-complex="Arial" style:font-size-complex="10pt"/>
    </style:style>
    <style:style style:name="List8Level6" style:family="text">
      <style:text-properties style:font-name="Arial" fo:font-size="10pt" style:font-name-asian="Arial" style:font-size-asian="10pt" style:font-name-complex="Arial" style:font-size-complex="10pt"/>
    </style:style>
    <style:style style:name="List8Level7" style:family="text">
      <style:text-properties style:font-name="Arial" fo:font-size="10pt" style:font-name-asian="Arial" style:font-size-asian="10pt" style:font-name-complex="Arial" style:font-size-complex="10pt"/>
    </style:style>
    <style:style style:name="List8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8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